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54cm" fo:min-width="0.204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314cm" fo:min-width="0.064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25cm" fo:min-width="0cm" fo:padding-top="0.139cm" fo:padding-bottom="0.139cm" fo:padding-left="0.264cm" fo:padding-right="0.264cm" loext:decorative="false"/>
    </style:style>
    <style:style style:name="gr9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15cm" fo:min-width="0cm" fo:padding-top="0.139cm" fo:padding-bottom="0.139cm" fo:padding-left="0.264cm" fo:padding-right="0.264cm" loext:decorative="false"/>
    </style:style>
    <style:style style:name="gr11" style:family="graphic">
      <style:graphic-properties loext:decorative="false"/>
    </style:style>
    <style:style style:name="gr12" style:family="graphic" style:parent-style-name="standard">
      <style:graphic-properties svg:stroke-width="0.028cm" svg:stroke-color="#000000" draw:marker-start="" draw:marker-start-width="0.017cm" draw:marker-start-center="true" draw:marker-end="" draw:marker-end-width="0.017cm" draw:marker-end-center="true" draw:textarea-horizontal-align="center" draw:textarea-vertical-align="middle" fo:padding-top="0.014cm" fo:padding-bottom="0.014cm" fo:padding-left="0.014cm" fo:padding-right="0.014cm" loext:decorative="false"/>
    </style:style>
    <style:style style:name="gr13" style:family="graphic" style:parent-style-name="standard">
      <style:graphic-properties svg:stroke-width="0.028cm" svg:stroke-color="#000000" draw:marker-start="" draw:marker-start-width="0.017cm" draw:marker-start-center="true" draw:marker-end="Circle" draw:marker-end-width="0.017cm" draw:marker-end-center="true" draw:textarea-horizontal-align="center" draw:textarea-vertical-align="middle" fo:padding-top="0.014cm" fo:padding-bottom="0.014cm" fo:padding-left="0.014cm" fo:padding-right="0.014cm" loext:decorative="false"/>
    </style:style>
    <style:style style:name="gr14" style:family="graphic" style:parent-style-name="standard">
      <style:graphic-properties svg:stroke-width="0.028cm" svg:stroke-color="#000000" draw:marker-start-width="0.242cm" draw:marker-end-width="0.242cm" draw:stroke-linejoin="none" svg:stroke-linecap="square" draw:fill="none" loext:fill-use-slide-background="false" draw:textarea-horizontal-align="justify" draw:textarea-vertical-align="middle" draw:auto-grow-height="false" fo:min-height="0.222cm" fo:min-width="0cm" fo:padding-top="0.139cm" fo:padding-bottom="0.139cm" fo:padding-left="0.264cm" fo:padding-right="0.264cm" loext:decorative="false"/>
    </style:style>
    <style:style style:name="gr15" style:family="graphic" style:parent-style-name="objectwithoutfill">
      <style:graphic-properties svg:stroke-width="0.028cm" svg:stroke-color="#000000" draw:marker-start="" draw:marker-start-width="0.242cm" draw:marker-end="" draw:marker-end-width="0.342cm" draw:fill="none" draw:textarea-vertical-align="middle" fo:padding-top="0.139cm" fo:padding-bottom="0.139cm" fo:padding-left="0.264cm" fo:padding-right="0.264cm" loext:decorative="false"/>
    </style:style>
    <style:style style:name="gr16" style:family="graphic" style:parent-style-name="objectwithoutfill">
      <style:graphic-properties svg:stroke-width="0.028cm" svg:stroke-color="#000000" draw:marker-start-width="0.242cm" draw:marker-end="" draw:marker-end-width="0.342cm" draw:fill="none" draw:textarea-vertical-align="middle" fo:padding-top="0.139cm" fo:padding-bottom="0.139cm" fo:padding-left="0.264cm" fo:padding-right="0.264cm" loext:decorative="false"/>
    </style:style>
    <style:style style:name="gr17" style:family="graphic" style:parent-style-name="standard">
      <style:graphic-properties svg:stroke-width="0.028cm" svg:stroke-color="#000000" draw:marker-start-width="0.166cm" draw:marker-end-width="0.166cm" draw:textarea-horizontal-align="center" draw:textarea-vertical-align="middle" fo:padding-top="0.014cm" fo:padding-bottom="0.014cm" fo:padding-left="0.014cm" fo:padding-right="0.014cm" loext:decorative="false"/>
    </style:style>
    <style:style style:name="gr18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19" style:family="graphic" style:parent-style-name="standard">
      <style:graphic-properties svg:stroke-width="0.028cm" svg:stroke-color="#111111" draw:marker-start="" draw:marker-start-width="0.017cm" draw:marker-start-center="true" draw:marker-end="" draw:marker-end-width="0.017cm" draw:marker-end-center="true" draw:stroke-linejoin="round" draw:textarea-horizontal-align="center" draw:textarea-vertical-align="middle" fo:padding-top="0.014cm" fo:padding-bottom="0.014cm" fo:padding-left="0.014cm" fo:padding-right="0.014cm" loext:decorative="false"/>
    </style:style>
    <style:style style:name="gr20" style:family="graphic" style:parent-style-name="standard">
      <style:graphic-properties svg:stroke-width="0.028cm" svg:stroke-color="#000000" draw:marker-start="" draw:marker-start-width="0.017cm" draw:marker-start-center="true" draw:marker-end="" draw:marker-end-width="0.017cm" draw:marker-end-center="true" draw:stroke-linejoin="none" draw:textarea-horizontal-align="center" draw:textarea-vertical-align="middle" fo:padding-top="0.014cm" fo:padding-bottom="0.014cm" fo:padding-left="0.014cm" fo:padding-right="0.014cm" loext:decorative="false"/>
    </style:style>
    <style:style style:name="gr21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 loext:decorative="false"/>
    </style:style>
    <style:style style:name="gr22" style:family="graphic" style:parent-style-name="standard">
      <style:graphic-properties svg:stroke-width="0.028cm" svg:stroke-color="#111111" draw:marker-start="" draw:marker-start-width="0.017cm" draw:marker-start-center="true" draw:marker-end="" draw:marker-end-width="0.017cm" draw:marker-end-center="true" svg:stroke-opacity="0%" draw:stroke-linejoin="round" draw:textarea-horizontal-align="center" draw:textarea-vertical-align="middle" fo:padding-top="0.014cm" fo:padding-bottom="0.014cm" fo:padding-left="0.014cm" fo:padding-right="0.014cm" loext:decorative="false"/>
    </style:style>
    <style:style style:name="gr23" style:family="graphic" style:parent-style-name="standard">
      <style:graphic-properties svg:stroke-width="0.028cm" svg:stroke-color="#000000" draw:marker-start="" draw:marker-start-width="0.017cm" draw:marker-start-center="true" draw:marker-end="" draw:marker-end-width="0.017cm" draw:marker-end-center="true" svg:stroke-opacity="0%" draw:stroke-linejoin="none" draw:textarea-horizontal-align="center" draw:textarea-vertical-align="middle" fo:padding-top="0.014cm" fo:padding-bottom="0.014cm" fo:padding-left="0.014cm" fo:padding-right="0.014cm" loext:decorative="false"/>
    </style:style>
    <style:style style:name="gr24" style:family="graphic" style:parent-style-name="standard">
      <style:graphic-properties svg:stroke-width="0.028cm" svg:stroke-color="#000000" draw:marker-start-width="0.242cm" draw:marker-end-width="0.242cm" svg:stroke-opacity="0%" draw:textarea-vertical-align="middle" fo:padding-top="0.139cm" fo:padding-bottom="0.139cm" fo:padding-left="0.264cm" fo:padding-right="0.264cm" loext:decorative="false"/>
    </style:style>
    <style:style style:name="gr2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7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8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722cm" fo:min-width="0.472cm" fo:padding-top="0.139cm" fo:padding-bottom="0.139cm" fo:padding-left="0.264cm" fo:padding-right="0.264cm" loext:decorative="false"/>
    </style:style>
    <style:style style:name="gr29" style:family="graphic" style:parent-style-name="standard">
      <style:graphic-properties svg:stroke-width="0.028cm" svg:stroke-color="#000000" draw:marker-start-width="0.242cm" draw:marker-end-width="0.242cm" draw:stroke-linejoin="none" svg:stroke-linecap="square" draw:fill="none" loext:fill-use-slide-background="false" draw:textarea-horizontal-align="justify" draw:textarea-vertical-align="middle" draw:auto-grow-height="false" fo:min-height="0.722cm" fo:min-width="0.097cm" fo:padding-top="0.139cm" fo:padding-bottom="0.139cm" fo:padding-left="0.264cm" fo:padding-right="0.264cm" loext:decorative="false"/>
    </style:style>
    <style:style style:name="gr3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848cm" fo:min-width="0.59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3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4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522cm" fo:min-width="0.272cm" fo:padding-top="0.139cm" fo:padding-bottom="0.139cm" fo:padding-left="0.264cm" fo:padding-right="0.264cm" loext:decorative="false"/>
    </style:style>
    <style:style style:name="gr35" style:family="graphic" style:parent-style-name="standard">
      <style:graphic-properties svg:stroke-color="#000000" svg:stroke-opacity="0%" draw:fill="solid" draw:fill-color="#ffffff" loext:fill-use-slide-background="false" draw:opacity="100%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36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37" style:family="graphic" style:parent-style-name="standard">
      <style:graphic-properties draw:stroke="solid" svg:stroke-color="#000000" draw:fill="none" loext:fill-use-slide-background="false" draw:textarea-horizontal-align="justify" draw:textarea-vertical-align="middle" draw:auto-grow-height="false" fo:min-height="3.875cm" fo:min-width="2.563cm" loext:decorative="false"/>
    </style:style>
    <style:style style:name="gr3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875cm" fo:min-width="2.563cm" loext:decorative="false"/>
    </style:style>
    <style:style style:name="gr3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875cm" fo:min-width="1.125cm" loext:decorative="false"/>
    </style:style>
    <style:style style:name="gr40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0.688cm" style:writing-mode="lr-tb" loext:decorative="false"/>
      <style:paragraph-properties style:writing-mode="lr-tb"/>
    </style:style>
    <style:style style:name="gr41" style:family="graphic" style:parent-style-name="objectwithoutfill">
      <style:graphic-properties svg:stroke-width="0.028cm" svg:stroke-color="#000000" draw:marker-start-width="0.242cm" draw:marker-end="Arrowheads_20_2" draw:marker-end-width="0.242cm" draw:fill="none" loext:fill-use-slide-background="false" draw:textarea-vertical-align="middle" fo:padding-top="0.139cm" fo:padding-bottom="0.139cm" fo:padding-left="0.264cm" fo:padding-right="0.264cm" loext:decorative="false"/>
    </style:style>
    <style:style style:name="gr42" style:family="graphic" style:parent-style-name="objectwithoutfill">
      <style:graphic-properties svg:stroke-width="0.028cm" svg:stroke-color="#000000" draw:marker-start="" draw:marker-start-width="0.242cm" draw:marker-end="" draw:marker-end-width="0.342cm" draw:fill="none" loext:fill-use-slide-background="false" draw:textarea-vertical-align="middle" fo:padding-top="0.139cm" fo:padding-bottom="0.139cm" fo:padding-left="0.264cm" fo:padding-right="0.264cm" loext:decorative="false"/>
    </style:style>
    <style:style style:name="gr43" style:family="graphic" style:parent-style-name="objectwithoutfill">
      <style:graphic-properties svg:stroke-width="0.028cm" svg:stroke-color="#000000" draw:marker-start-width="0.242cm" draw:marker-end="" draw:marker-end-width="0.342cm" draw:fill="none" loext:fill-use-slide-background="false" draw:textarea-vertical-align="middle" fo:padding-top="0.139cm" fo:padding-bottom="0.139cm" fo:padding-left="0.264cm" fo:padding-right="0.264cm" loext:decorative="false"/>
    </style:style>
    <style:style style:name="gr4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848cm" fo:min-width="0.59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9" style:family="graphic" style:parent-style-name="objectwithoutfill">
      <style:graphic-properties svg:stroke-width="0.028cm" svg:stroke-color="#000000" draw:marker-start-width="0.242cm" draw:marker-end="" draw:marker-end-width="0.242cm" draw:fill="none" loext:fill-use-slide-background="false" draw:textarea-vertical-align="middle" fo:padding-top="0.139cm" fo:padding-bottom="0.139cm" fo:padding-left="0.264cm" fo:padding-right="0.264cm" loext:decorative="false"/>
    </style:style>
    <style:style style:name="gr50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0.875cm" style:writing-mode="lr-tb" loext:decorative="false"/>
      <style:paragraph-properties style:writing-mode="lr-tb"/>
    </style:style>
    <style:style style:name="gr5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 loext:decorative="false"/>
    </style:style>
    <style:style style:name="gr5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848cm" fo:min-width="0.59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7" style:family="graphic" style:parent-style-name="standard">
      <style:graphic-properties svg:stroke-color="#000000" draw:fill="solid" draw:fill-color="#000000" loext:fill-use-slide-background="false" draw:textarea-horizontal-align="justify" draw:textarea-vertical-align="middle" draw:auto-grow-height="false" fo:min-height="0cm" fo:min-width="0cm" loext:decorative="false"/>
    </style:style>
    <style:style style:name="gr58" style:family="graphic" style:parent-style-name="objectwithoutfill">
      <style:graphic-properties svg:stroke-width="0.028cm" svg:stroke-color="#000000" draw:marker-start-width="0.242cm" draw:marker-end-width="0.242cm" draw:fill="none" loext:fill-use-slide-background="false" draw:textarea-vertical-align="middle" fo:padding-top="0.139cm" fo:padding-bottom="0.139cm" fo:padding-left="0.264cm" fo:padding-right="0.264cm" loext:decorative="false"/>
    </style:style>
    <style:style style:name="gr59" style:family="graphic" style:parent-style-name="standard">
      <style:graphic-properties svg:stroke-color="#000000" svg:stroke-opacity="0%" draw:fill="none" draw:fill-color="#b2b2b2" loext:fill-use-slide-background="false" draw:opacity="100%" draw:textarea-horizontal-align="justify" draw:textarea-vertical-align="middle" draw:auto-grow-height="false" fo:min-height="0.75cm" fo:min-width="0.876cm" style:writing-mode="lr-tb" loext:decorative="false"/>
      <style:paragraph-properties style:writing-mode="lr-tb"/>
    </style:style>
    <style:style style:name="gr60" style:family="graphic" style:parent-style-name="standard">
      <style:graphic-properties svg:stroke-color="#000000" svg:stroke-opacity="0%" draw:fill="none" draw:fill-color="#b2b2b2" loext:fill-use-slide-background="false" draw:opacity="100%" draw:textarea-horizontal-align="justify" draw:textarea-vertical-align="middle" draw:auto-grow-height="false" fo:min-height="0.75cm" fo:min-width="0.688cm" style:writing-mode="lr-tb" loext:decorative="false"/>
      <style:paragraph-properties style:writing-mode="lr-tb"/>
    </style:style>
    <style:style style:name="gr6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3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6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6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67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2.063cm" style:writing-mode="lr-tb" loext:decorative="false"/>
      <style:paragraph-properties style:writing-mode="lr-tb"/>
    </style:style>
    <style:style style:name="gr6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3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1.438cm" style:writing-mode="lr-tb" loext:decorative="false"/>
      <style:paragraph-properties style:writing-mode="lr-tb"/>
    </style:style>
    <style:style style:name="gr7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0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1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2.226cm" style:writing-mode="lr-tb" loext:decorative="false"/>
      <style:paragraph-properties style:writing-mode="lr-tb"/>
    </style:style>
    <style:style style:name="gr82" style:family="graphic" style:parent-style-name="standard">
      <style:graphic-properties draw:stroke="none" draw:fill="none" fo:min-height="0.861cm" loext:decorative="false"/>
      <style:paragraph-properties style:writing-mode="lr-tb"/>
    </style:style>
    <style:style style:name="gr8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848cm" fo:min-width="0.59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848cm" fo:min-width="0.59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8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1.501cm" style:writing-mode="lr-tb" loext:decorative="false"/>
      <style:paragraph-properties style:writing-mode="lr-tb"/>
    </style:style>
    <style:style style:name="gr99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1.999cm" style:writing-mode="lr-tb" loext:decorative="false"/>
      <style:paragraph-properties style:writing-mode="lr-tb"/>
    </style:style>
    <style:style style:name="gr10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4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10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7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3.5cm" style:writing-mode="lr-tb" loext:decorative="false"/>
      <style:paragraph-properties style:writing-mode="lr-tb"/>
    </style:style>
    <style:style style:name="gr10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0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2.374cm" style:writing-mode="lr-tb" loext:decorative="false"/>
      <style:paragraph-properties style:writing-mode="lr-tb"/>
    </style:style>
    <style:style style:name="gr11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8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8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0.813cm" style:writing-mode="lr-tb" loext:decorative="false"/>
      <style:paragraph-properties style:writing-mode="lr-tb"/>
    </style:style>
    <style:style style:name="gr129" style:family="graphic" style:parent-style-name="standard">
      <style:graphic-properties svg:stroke-color="#000000" svg:stroke-opacity="0%" draw:fill="none" draw:fill-color="#dddddd" loext:fill-use-slide-background="false" draw:opacity="100%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130" style:family="graphic" style:parent-style-name="standard">
      <style:graphic-properties svg:stroke-color="#000000" svg:stroke-opacity="0%" draw:fill="none" draw:fill-color="#dddddd" loext:fill-use-slide-background="false" draw:opacity="100%" draw:textarea-horizontal-align="justify" draw:textarea-vertical-align="middle" draw:auto-grow-height="false" fo:min-height="0.75cm" fo:min-width="0.688cm" style:writing-mode="lr-tb" loext:decorative="false"/>
      <style:paragraph-properties style:writing-mode="lr-tb"/>
    </style:style>
    <style:style style:name="gr13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1" style:family="graphic" style:parent-style-name="standard">
      <style:graphic-properties svg:stroke-width="0.028cm" svg:stroke-color="#111111" draw:marker-start-width="0.242cm" draw:marker-end="Groty_20_strzałek_20_1" draw:marker-end-width="0.242cm" draw:fill="none" loext:fill-use-slide-background="fals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142" style:family="graphic" style:parent-style-name="standard">
      <style:graphic-properties svg:stroke-color="#000000" svg:stroke-opacity="0%" draw:fill="none" draw:fill-color="#dddddd" loext:fill-use-slide-background="false" draw:opacity="100%" draw:textarea-horizontal-align="justify" draw:textarea-vertical-align="middle" draw:auto-grow-height="false" fo:min-height="0.75cm" fo:min-width="0.75cm" style:writing-mode="lr-tb" loext:decorative="false"/>
      <style:paragraph-properties style:writing-mode="lr-tb"/>
    </style:style>
    <style:style style:name="P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="solid" draw:fill-color="#ffffff" draw:opacity="100%"/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none" draw:fill-color="#ffffff" draw:opacity="100%"/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none" draw:fill-color="#b2b2b2" draw:opacity="100%"/>
      <style:paragraph-properties fo:text-align="center" style:writing-mode="lr-tb"/>
      <style:text-properties fo:font-size="18pt" style:font-size-asian="18pt" style:font-size-complex="18p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dddddd" draw:opacity="100%"/>
      <style:paragraph-properties fo:text-align="center" style:writing-mode="lr-tb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b 58%" fo:font-size="18pt" style:font-size-asian="18pt" style:font-size-complex="18pt"/>
    </style:style>
    <style:style style:name="T3" style:family="text">
      <style:text-properties style:text-position="0% 100%" fo:font-size="18pt" style:font-size-asian="18pt" style:font-size-complex="18pt"/>
    </style:style>
    <style:style style:name="T4" style:family="text">
      <style:text-properties style:font-name="Liberation Serif" fo:font-size="18pt" style:font-name-asian="Liberation Serif" style:font-size-asian="18pt" style:font-name-complex="Liberation Serif" style:font-size-complex="18pt"/>
    </style:style>
    <style:style style:name="T5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cm" svg:height="1cm" svg:x="1.5cm" svg:y="6.93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" draw:text-style-name="P2" draw:layer="layout" svg:x1="2cm" svg:y1="6.939cm" svg:x2="2cm" svg:y2="7.939cm">
            <text:p/>
          </draw:line>
        </draw:g>
        <draw:g draw:style-name="gr1">
          <draw:custom-shape draw:style-name="gr4" draw:text-style-name="P1" draw:layer="layout" svg:width="1cm" svg:height="1cm" svg:x="1.5cm" svg:y="8.93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" draw:text-style-name="P2" draw:layer="layout" svg:x1="2cm" svg:y1="9.039cm" svg:x2="2cm" svg:y2="9.839cm">
            <text:p/>
          </draw:line>
          <draw:custom-shape draw:style-name="gr6" draw:text-style-name="P1" draw:layer="layout" svg:width="0.8cm" svg:height="0.8cm" svg:x="1.6cm" svg:y="9.03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line draw:style-name="gr7" draw:text-style-name="P2" draw:layer="layout" svg:x1="3.5cm" svg:y1="6.939cm" svg:x2="3.5cm" svg:y2="7.939cm">
            <text:p/>
          </draw:line>
          <draw:custom-shape draw:style-name="gr8" draw:text-style-name="P3" draw:layer="layout" svg:width="1cm" svg:height="1cm" svg:x="3cm" svg:y="6.93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line draw:style-name="gr9" draw:text-style-name="P2" draw:layer="layout" svg:x1="3.5cm" svg:y1="9.039cm" svg:x2="3.5cm" svg:y2="9.839cm">
            <text:p/>
          </draw:line>
          <draw:custom-shape draw:style-name="gr8" draw:text-style-name="P3" draw:layer="layout" svg:width="1cm" svg:height="1cm" svg:x="3cm" svg:y="8.93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3" draw:layer="layout" svg:width="0.8cm" svg:height="0.8cm" svg:x="3.1cm" svg:y="9.03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g draw:style-name="gr11">
            <draw:line draw:style-name="gr12" draw:text-style-name="P4" draw:layer="layout" svg:x1="5.375cm" svg:y1="7.51cm" svg:x2="5.625cm" svg:y2="7.51cm">
              <text:p/>
            </draw:line>
            <draw:line draw:style-name="gr12" draw:text-style-name="P4" draw:layer="layout" svg:x1="5.375cm" svg:y1="7.368cm" svg:x2="5.625cm" svg:y2="7.368cm">
              <text:p/>
            </draw:line>
            <draw:line draw:style-name="gr12" draw:text-style-name="P4" draw:layer="layout" svg:x1="5.5cm" svg:y1="7.939cm" svg:x2="5.5cm" svg:y2="7.51cm">
              <text:p/>
            </draw:line>
            <draw:line draw:style-name="gr13" draw:text-style-name="P4" draw:layer="layout" svg:x1="5.5cm" svg:y1="6.939cm" svg:x2="5.5cm" svg:y2="7.368cm">
              <text:p/>
            </draw:line>
          </draw:g>
        </draw:g>
        <draw:g draw:style-name="gr1">
          <draw:custom-shape draw:style-name="gr14" draw:text-style-name="P3" draw:layer="layout" svg:width="0.25cm" svg:height="0.5cm" svg:x="4.875cm" svg:y="7.189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5cm" svg:y1="7.189cm" svg:x2="5cm" svg:y2="6.939cm">
            <text:p/>
          </draw:line>
          <draw:line draw:style-name="gr16" draw:text-style-name="P3" draw:layer="layout" svg:x1="5cm" svg:y1="7.689cm" svg:x2="5cm" svg:y2="7.939cm">
            <text:p/>
          </draw:line>
        </draw:g>
        <draw:g draw:style-name="gr11">
          <draw:line draw:style-name="gr17" draw:text-style-name="P4" draw:layer="layout" svg:x1="6.5cm" svg:y1="10.437cm" svg:x2="6.5cm" svg:y2="8.562cm">
            <text:p/>
          </draw:line>
          <draw:line draw:style-name="gr17" draw:text-style-name="P4" draw:layer="layout" svg:x1="7.812cm" svg:y1="9.5cm" svg:x2="6.5cm" svg:y2="8.562cm">
            <text:p/>
          </draw:line>
          <draw:line draw:style-name="gr17" draw:text-style-name="P4" draw:layer="layout" svg:x1="6.5cm" svg:y1="10.437cm" svg:x2="7.812cm" svg:y2="9.5cm">
            <text:p/>
          </draw:line>
          <draw:line draw:style-name="gr17" draw:text-style-name="P4" draw:layer="layout" svg:x1="6.508cm" svg:y1="9cm" svg:x2="6cm" svg:y2="9cm">
            <text:p/>
          </draw:line>
          <draw:line draw:style-name="gr17" draw:text-style-name="P4" draw:layer="layout" svg:x1="6.508cm" svg:y1="9.996cm" svg:x2="6cm" svg:y2="9.996cm">
            <text:p/>
          </draw:line>
          <draw:line draw:style-name="gr17" draw:text-style-name="P4" draw:layer="layout" svg:x1="7.812cm" svg:y1="9.5cm" svg:x2="8.004cm" svg:y2="9.5cm">
            <text:p/>
          </draw:line>
          <draw:line draw:style-name="gr18" draw:text-style-name="P3" draw:layer="layout" svg:x1="6.718cm" svg:y1="9.906cm" svg:x2="6.718cm" svg:y2="10.094cm">
            <text:p/>
          </draw:line>
          <draw:line draw:style-name="gr18" draw:text-style-name="P3" draw:layer="layout" svg:x1="6.624cm" svg:y1="9cm" svg:x2="6.812cm" svg:y2="9cm">
            <text:p/>
          </draw:line>
          <draw:line draw:style-name="gr18" draw:text-style-name="P3" draw:layer="layout" svg:x1="6.624cm" svg:y1="10cm" svg:x2="6.812cm" svg:y2="10cm">
            <text:p/>
          </draw:line>
        </draw:g>
        <draw:g draw:style-name="gr11">
          <draw:line draw:style-name="gr17" draw:text-style-name="P4" draw:layer="layout" svg:x1="6.5cm" svg:y1="6.561cm" svg:x2="6.5cm" svg:y2="8.436cm">
            <text:p/>
          </draw:line>
          <draw:line draw:style-name="gr17" draw:text-style-name="P4" draw:layer="layout" svg:x1="7.812cm" svg:y1="7.498cm" svg:x2="6.5cm" svg:y2="8.436cm">
            <text:p/>
          </draw:line>
          <draw:line draw:style-name="gr17" draw:text-style-name="P4" draw:layer="layout" svg:x1="6.5cm" svg:y1="6.561cm" svg:x2="7.812cm" svg:y2="7.498cm">
            <text:p/>
          </draw:line>
          <draw:line draw:style-name="gr17" draw:text-style-name="P4" draw:layer="layout" svg:x1="6.508cm" svg:y1="7.998cm" svg:x2="6cm" svg:y2="7.998cm">
            <text:p/>
          </draw:line>
          <draw:line draw:style-name="gr17" draw:text-style-name="P4" draw:layer="layout" svg:x1="6.508cm" svg:y1="7.002cm" svg:x2="6cm" svg:y2="7.002cm">
            <text:p/>
          </draw:line>
          <draw:line draw:style-name="gr17" draw:text-style-name="P4" draw:layer="layout" svg:x1="7.812cm" svg:y1="7.498cm" svg:x2="8.004cm" svg:y2="7.498cm">
            <text:p/>
          </draw:line>
          <draw:line draw:style-name="gr18" draw:text-style-name="P3" draw:layer="layout" svg:x1="6.718cm" svg:y1="7.092cm" svg:x2="6.718cm" svg:y2="6.904cm">
            <text:p/>
          </draw:line>
          <draw:line draw:style-name="gr18" draw:text-style-name="P3" draw:layer="layout" svg:x1="6.624cm" svg:y1="7.998cm" svg:x2="6.812cm" svg:y2="7.998cm">
            <text:p/>
          </draw:line>
          <draw:line draw:style-name="gr18" draw:text-style-name="P3" draw:layer="layout" svg:x1="6.624cm" svg:y1="6.998cm" svg:x2="6.812cm" svg:y2="6.998cm">
            <text:p/>
          </draw:line>
        </draw:g>
        <draw:g draw:style-name="gr1">
          <draw:g draw:style-name="gr11">
            <draw:line draw:style-name="gr19" draw:text-style-name="P4" draw:layer="layout" svg:x1="4.5cm" svg:y1="7.181cm" svg:x2="4.5cm" svg:y2="6.939cm">
              <text:p/>
            </draw:line>
            <draw:line draw:style-name="gr20" draw:text-style-name="P4" draw:layer="layout" svg:x1="4.5cm" svg:y1="7.689cm" svg:x2="4.5cm" svg:y2="7.939cm">
              <text:p/>
            </draw:line>
            <draw:ellipse draw:style-name="gr21" draw:text-style-name="P4" draw:layer="layout" svg:width="0.496cm" svg:height="0.125cm" svg:x="4.254cm" svg:y="7.189cm" draw:kind="arc" draw:start-angle="269.64" draw:end-angle="90.29">
              <text:p/>
            </draw:ellipse>
            <draw:ellipse draw:style-name="gr21" draw:text-style-name="P4" draw:layer="layout" svg:width="0.496cm" svg:height="0.125cm" svg:x="4.254cm" svg:y="7.314cm" draw:kind="arc" draw:start-angle="269.64" draw:end-angle="90.29">
              <text:p/>
            </draw:ellipse>
            <draw:ellipse draw:style-name="gr21" draw:text-style-name="P4" draw:layer="layout" svg:width="0.496cm" svg:height="0.125cm" svg:x="4.254cm" svg:y="7.439cm" draw:kind="arc" draw:start-angle="269.64" draw:end-angle="90.29">
              <text:p/>
            </draw:ellipse>
            <draw:ellipse draw:style-name="gr21" draw:text-style-name="P4" draw:layer="layout" svg:width="0.496cm" svg:height="0.125cm" svg:x="4.254cm" svg:y="7.564cm" draw:kind="arc" draw:start-angle="269.64" draw:end-angle="90.29">
              <text:p/>
            </draw:ellipse>
          </draw:g>
          <draw:g draw:style-name="gr11">
            <draw:line draw:style-name="gr22" draw:text-style-name="P4" draw:layer="layout" svg:x1="4.5cm" svg:y1="7.181cm" svg:x2="4.5cm" svg:y2="6.939cm">
              <text:p/>
            </draw:line>
            <draw:line draw:style-name="gr23" draw:text-style-name="P4" draw:layer="layout" svg:x1="4.5cm" svg:y1="7.689cm" svg:x2="4.5cm" svg:y2="7.939cm">
              <text:p/>
            </draw:line>
            <draw:ellipse draw:style-name="gr24" draw:text-style-name="P4" draw:layer="layout" svg:width="0.496cm" svg:height="0.125cm" svg:x="4.25cm" svg:y="7.189cm" draw:kind="arc" draw:start-angle="89.77" draw:end-angle="270.45">
              <text:p/>
            </draw:ellipse>
            <draw:ellipse draw:style-name="gr24" draw:text-style-name="P4" draw:layer="layout" svg:width="0.496cm" svg:height="0.125cm" svg:x="4.25cm" svg:y="7.314cm" draw:kind="arc" draw:start-angle="89.77" draw:end-angle="270.45">
              <text:p/>
            </draw:ellipse>
            <draw:ellipse draw:style-name="gr24" draw:text-style-name="P4" draw:layer="layout" svg:width="0.496cm" svg:height="0.125cm" svg:x="4.25cm" svg:y="7.439cm" draw:kind="arc" draw:start-angle="89.77" draw:end-angle="270.45">
              <text:p/>
            </draw:ellipse>
            <draw:ellipse draw:style-name="gr24" draw:text-style-name="P4" draw:layer="layout" svg:width="0.496cm" svg:height="0.125cm" svg:x="4.25cm" svg:y="7.564cm" draw:kind="arc" draw:start-angle="89.77" draw:end-angle="270.45">
              <text:p/>
            </draw:ellipse>
          </draw:g>
        </draw:g>
        <draw:g draw:style-name="gr1">
          <draw:custom-shape draw:style-name="gr25" draw:text-style-name="P1" draw:layer="layout" svg:width="2cm" svg:height="2cm" svg:x="1.5cm" svg:y="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6" draw:text-style-name="P2" draw:layer="layout" svg:x1="2.5cm" svg:y1="1.5cm" svg:x2="2.5cm" svg:y2="3.5cm">
            <text:p/>
          </draw:line>
        </draw:g>
        <draw:g draw:style-name="gr1">
          <draw:line draw:style-name="gr27" draw:text-style-name="P2" draw:layer="layout" svg:x1="5cm" svg:y1="1.5cm" svg:x2="5cm" svg:y2="3.5cm">
            <text:p/>
          </draw:line>
          <draw:custom-shape draw:style-name="gr28" draw:text-style-name="P3" draw:layer="layout" svg:width="2cm" svg:height="2cm" svg:x="4cm" svg:y="1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g draw:style-name="gr11">
            <draw:line draw:style-name="gr19" draw:text-style-name="P4" draw:layer="layout" svg:x1="7cm" svg:y1="1.984cm" svg:x2="7cm" svg:y2="1.5cm">
              <text:p/>
            </draw:line>
            <draw:line draw:style-name="gr20" draw:text-style-name="P4" draw:layer="layout" svg:x1="7cm" svg:y1="3cm" svg:x2="7cm" svg:y2="3.5cm">
              <text:p/>
            </draw:line>
            <draw:ellipse draw:style-name="gr21" draw:text-style-name="P4" draw:layer="layout" svg:width="0.62cm" svg:height="0.25cm" svg:x="6.692cm" svg:y="2cm" draw:kind="arc" draw:start-angle="269.64" draw:end-angle="90.29">
              <text:p/>
            </draw:ellipse>
            <draw:ellipse draw:style-name="gr21" draw:text-style-name="P4" draw:layer="layout" svg:width="0.62cm" svg:height="0.25cm" svg:x="6.692cm" svg:y="2.25cm" draw:kind="arc" draw:start-angle="269.64" draw:end-angle="90.29">
              <text:p/>
            </draw:ellipse>
            <draw:ellipse draw:style-name="gr21" draw:text-style-name="P4" draw:layer="layout" svg:width="0.62cm" svg:height="0.25cm" svg:x="6.692cm" svg:y="2.5cm" draw:kind="arc" draw:start-angle="269.64" draw:end-angle="90.29">
              <text:p/>
            </draw:ellipse>
            <draw:ellipse draw:style-name="gr21" draw:text-style-name="P4" draw:layer="layout" svg:width="0.62cm" svg:height="0.25cm" svg:x="6.692cm" svg:y="2.75cm" draw:kind="arc" draw:start-angle="269.64" draw:end-angle="90.29">
              <text:p/>
            </draw:ellipse>
          </draw:g>
          <draw:g draw:style-name="gr11">
            <draw:line draw:style-name="gr22" draw:text-style-name="P4" draw:layer="layout" svg:x1="7cm" svg:y1="1.984cm" svg:x2="7cm" svg:y2="1.5cm">
              <text:p/>
            </draw:line>
            <draw:line draw:style-name="gr23" draw:text-style-name="P4" draw:layer="layout" svg:x1="7cm" svg:y1="3cm" svg:x2="7cm" svg:y2="3.5cm">
              <text:p/>
            </draw:line>
            <draw:ellipse draw:style-name="gr24" draw:text-style-name="P4" draw:layer="layout" svg:width="0.62cm" svg:height="0.25cm" svg:x="6.687cm" svg:y="2cm" draw:kind="arc" draw:start-angle="89.77" draw:end-angle="270.45">
              <text:p/>
            </draw:ellipse>
            <draw:ellipse draw:style-name="gr24" draw:text-style-name="P4" draw:layer="layout" svg:width="0.62cm" svg:height="0.25cm" svg:x="6.687cm" svg:y="2.25cm" draw:kind="arc" draw:start-angle="89.77" draw:end-angle="270.45">
              <text:p/>
            </draw:ellipse>
            <draw:ellipse draw:style-name="gr24" draw:text-style-name="P4" draw:layer="layout" svg:width="0.62cm" svg:height="0.25cm" svg:x="6.687cm" svg:y="2.5cm" draw:kind="arc" draw:start-angle="89.77" draw:end-angle="270.45">
              <text:p/>
            </draw:ellipse>
            <draw:ellipse draw:style-name="gr24" draw:text-style-name="P4" draw:layer="layout" svg:width="0.62cm" svg:height="0.25cm" svg:x="6.687cm" svg:y="2.75cm" draw:kind="arc" draw:start-angle="89.77" draw:end-angle="270.45">
              <text:p/>
            </draw:ellipse>
          </draw:g>
        </draw:g>
        <draw:g draw:style-name="gr1">
          <draw:custom-shape draw:style-name="gr29" draw:text-style-name="P3" draw:layer="layout" svg:width="0.625cm" svg:height="1cm" svg:x="8.187cm" svg:y="2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8.5cm" svg:y1="2cm" svg:x2="8.5cm" svg:y2="1.5cm">
            <text:p/>
          </draw:line>
          <draw:line draw:style-name="gr16" draw:text-style-name="P3" draw:layer="layout" svg:x1="8.5cm" svg:y1="3cm" svg:x2="8.5cm" svg:y2="3.5cm">
            <text:p/>
          </draw:line>
        </draw:g>
        <draw:g draw:style-name="gr1">
          <draw:g draw:style-name="gr11">
            <draw:line draw:style-name="gr12" draw:text-style-name="P4" draw:layer="layout" svg:x1="5.375cm" svg:y1="7.51cm" svg:x2="5.625cm" svg:y2="7.51cm">
              <text:p/>
            </draw:line>
            <draw:line draw:style-name="gr12" draw:text-style-name="P4" draw:layer="layout" svg:x1="5.375cm" svg:y1="7.368cm" svg:x2="5.625cm" svg:y2="7.368cm">
              <text:p/>
            </draw:line>
            <draw:line draw:style-name="gr12" draw:text-style-name="P4" draw:layer="layout" svg:x1="5.5cm" svg:y1="7.939cm" svg:x2="5.5cm" svg:y2="7.51cm">
              <text:p/>
            </draw:line>
            <draw:line draw:style-name="gr13" draw:text-style-name="P4" draw:layer="layout" svg:x1="5.5cm" svg:y1="6.939cm" svg:x2="5.5cm" svg:y2="7.368cm">
              <text:p/>
            </draw:line>
          </draw:g>
        </draw:g>
        <draw:g draw:style-name="gr1">
          <draw:g draw:style-name="gr11">
            <draw:line draw:style-name="gr12" draw:text-style-name="P4" draw:layer="layout" svg:x1="9.187cm" svg:y1="2.642cm" svg:x2="9.812cm" svg:y2="2.642cm">
              <text:p/>
            </draw:line>
            <draw:line draw:style-name="gr12" draw:text-style-name="P4" draw:layer="layout" svg:x1="9.187cm" svg:y1="2.358cm" svg:x2="9.812cm" svg:y2="2.358cm">
              <text:p/>
            </draw:line>
            <draw:line draw:style-name="gr12" draw:text-style-name="P4" draw:layer="layout" svg:x1="9.5cm" svg:y1="3.5cm" svg:x2="9.5cm" svg:y2="2.642cm">
              <text:p/>
            </draw:line>
            <draw:line draw:style-name="gr13" draw:text-style-name="P4" draw:layer="layout" svg:x1="9.5cm" svg:y1="1.5cm" svg:x2="9.5cm" svg:y2="2.358cm">
              <text:p/>
            </draw:line>
          </draw:g>
        </draw:g>
        <draw:g draw:style-name="gr1">
          <draw:custom-shape draw:style-name="gr30" draw:text-style-name="P1" draw:layer="layout" svg:width="2cm" svg:height="2cm" svg:x="1.5cm" svg:y="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1" draw:text-style-name="P2" draw:layer="layout" svg:x1="2.5cm" svg:y1="4.2cm" svg:x2="2.5cm" svg:y2="5.8cm">
            <text:p/>
          </draw:line>
          <draw:custom-shape draw:style-name="gr32" draw:text-style-name="P1" draw:layer="layout" svg:width="1.6cm" svg:height="1.6cm" svg:x="1.7cm" svg:y="4.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line draw:style-name="gr33" draw:text-style-name="P2" draw:layer="layout" svg:x1="5cm" svg:y1="4.2cm" svg:x2="5cm" svg:y2="5.8cm">
            <text:p/>
          </draw:line>
          <draw:custom-shape draw:style-name="gr28" draw:text-style-name="P3" draw:layer="layout" svg:width="2cm" svg:height="2cm" svg:x="4cm" svg:y="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4" draw:text-style-name="P3" draw:layer="layout" svg:width="1.6cm" svg:height="1.6cm" svg:x="4.2cm" svg:y="4.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35" draw:text-style-name="P6" draw:layer="layout" svg:width="2cm" svg:height="1cm" svg:x="6.5cm" svg:y="4cm">
          <text:p text:style-name="P5"><text:span text:style-name="T1">e(t)</text:span></text:p>
          <draw:enhanced-geometry svg:viewBox="0 0 21600 21600" draw:type="rectangle" draw:enhanced-path="M 0 0 L 21600 0 21600 21600 0 21600 0 0 Z N"/>
        </draw:custom-shape>
        <draw:g draw:style-name="gr11">
          <draw:line draw:style-name="gr17" draw:text-style-name="P4" draw:layer="layout" svg:x1="11cm" svg:y1="2.125cm" svg:x2="11cm" svg:y2="5.875cm">
            <text:p/>
          </draw:line>
          <draw:line draw:style-name="gr17" draw:text-style-name="P4" draw:layer="layout" svg:x1="13.291cm" svg:y1="3.999cm" svg:x2="11cm" svg:y2="5.875cm">
            <text:p/>
          </draw:line>
          <draw:line draw:style-name="gr17" draw:text-style-name="P4" draw:layer="layout" svg:x1="11cm" svg:y1="2.125cm" svg:x2="13.291cm" svg:y2="3.999cm">
            <text:p/>
          </draw:line>
          <draw:line draw:style-name="gr17" draw:text-style-name="P4" draw:layer="layout" svg:x1="13.292cm" svg:y1="3.999cm" svg:x2="13.5cm" svg:y2="4cm">
            <text:p/>
          </draw:line>
          <draw:line draw:style-name="gr18" draw:text-style-name="P3" draw:layer="layout" svg:x1="11.381cm" svg:y1="3.187cm" svg:x2="11.381cm" svg:y2="2.811cm">
            <text:p/>
          </draw:line>
          <draw:line draw:style-name="gr18" draw:text-style-name="P3" draw:layer="layout" svg:x1="11.217cm" svg:y1="4.999cm" svg:x2="11.545cm" svg:y2="4.999cm">
            <text:p/>
          </draw:line>
          <draw:line draw:style-name="gr18" draw:text-style-name="P3" draw:layer="layout" svg:x1="11.217cm" svg:y1="2.999cm" svg:x2="11.545cm" svg:y2="2.999cm">
            <text:p/>
          </draw:line>
          <draw:line draw:style-name="gr18" draw:text-style-name="P3" draw:layer="layout" svg:x1="10.5cm" svg:y1="3cm" svg:x2="11cm" svg:y2="3cm">
            <text:p/>
          </draw:line>
          <draw:line draw:style-name="gr36" draw:text-style-name="P3" draw:layer="layout" svg:x1="10.5cm" svg:y1="5cm" svg:x2="11cm" svg:y2="5cm">
            <text:p text:style-name="P4"><text:s/></text:p>
          </draw:line>
        </draw:g>
        <draw:g draw:style-name="gr11">
          <draw:line draw:style-name="gr17" draw:text-style-name="P4" draw:layer="layout" svg:x1="14.5cm" svg:y1="5.875cm" svg:x2="14.5cm" svg:y2="2.125cm">
            <text:p/>
          </draw:line>
          <draw:line draw:style-name="gr17" draw:text-style-name="P4" draw:layer="layout" svg:x1="16.791cm" svg:y1="4.001cm" svg:x2="14.5cm" svg:y2="2.125cm">
            <text:p/>
          </draw:line>
          <draw:line draw:style-name="gr17" draw:text-style-name="P4" draw:layer="layout" svg:x1="14.5cm" svg:y1="5.875cm" svg:x2="16.791cm" svg:y2="4.001cm">
            <text:p/>
          </draw:line>
          <draw:line draw:style-name="gr17" draw:text-style-name="P4" draw:layer="layout" svg:x1="16.792cm" svg:y1="4.001cm" svg:x2="17cm" svg:y2="4cm">
            <text:p/>
          </draw:line>
          <draw:line draw:style-name="gr18" draw:text-style-name="P3" draw:layer="layout" svg:x1="14.881cm" svg:y1="4.813cm" svg:x2="14.881cm" svg:y2="5.189cm">
            <text:p/>
          </draw:line>
          <draw:line draw:style-name="gr18" draw:text-style-name="P3" draw:layer="layout" svg:x1="14.717cm" svg:y1="3.001cm" svg:x2="15.045cm" svg:y2="3.001cm">
            <text:p/>
          </draw:line>
          <draw:line draw:style-name="gr18" draw:text-style-name="P3" draw:layer="layout" svg:x1="14.717cm" svg:y1="5.001cm" svg:x2="15.045cm" svg:y2="5.001cm">
            <text:p/>
          </draw:line>
          <draw:line draw:style-name="gr18" draw:text-style-name="P3" draw:layer="layout" svg:x1="14cm" svg:y1="3cm" svg:x2="14.5cm" svg:y2="3cm">
            <text:p/>
          </draw:line>
          <draw:line draw:style-name="gr36" draw:text-style-name="P3" draw:layer="layout" svg:x1="14cm" svg:y1="5cm" svg:x2="14.5cm" svg:y2="5cm">
            <text:p text:style-name="P4"><text:s/></text:p>
          </draw:line>
        </draw:g>
      </draw:page>
      <draw:page draw:name="page2" draw:style-name="dp1" draw:master-page-name="Default">
        <draw:custom-shape draw:style-name="gr37" draw:text-style-name="P3" draw:layer="layout" svg:width="3.063cm" svg:height="4.125cm" svg:x="7.249cm" svg:y="1.43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3.063cm" svg:height="4.125cm" svg:x="3.749cm" svg:y="1.43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" draw:layer="layout" svg:width="1.625cm" svg:height="4.125cm" svg:x="1.437cm" svg:y="1.43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1.188cm" svg:height="1cm" svg:x="2.124cm" svg:y="3cm">
          <text:p text:style-name="P5"><text:span text:style-name="T1">u</text:span><text:span text:style-name="T2">R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2.312cm" svg:y1="4.5cm" svg:x2="2.312cm" svg:y2="2.5cm">
          <text:p/>
        </draw:line>
        <draw:g draw:style-name="gr1">
          <draw:custom-shape draw:style-name="gr29" draw:text-style-name="P3" draw:layer="layout" svg:width="0.625cm" svg:height="1cm" svg:x="1.499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2" draw:text-style-name="P3" draw:layer="layout" svg:x1="1.812cm" svg:y1="3cm" svg:x2="1.812cm" svg:y2="2.5cm">
            <text:p/>
          </draw:line>
          <draw:line draw:style-name="gr43" draw:text-style-name="P3" draw:layer="layout" svg:x1="1.812cm" svg:y1="4cm" svg:x2="1.812cm" svg:y2="4.5cm">
            <text:p/>
          </draw:line>
        </draw:g>
        <draw:line draw:style-name="gr41" draw:text-style-name="P3" draw:layer="layout" svg:x1="1.812cm" svg:y1="1.5cm" svg:x2="1.812cm" svg:y2="2.5cm">
          <text:p/>
        </draw:line>
        <draw:custom-shape draw:style-name="gr40" draw:text-style-name="P7" draw:layer="layout" svg:width="1.188cm" svg:height="1cm" svg:x="1.624cm" svg:y="1.5cm">
          <text:p text:style-name="P5"><text:span text:style-name="T1">i</text:span><text:span text:style-name="T2">R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4" draw:text-style-name="P1" draw:layer="layout" svg:width="2cm" svg:height="2cm" svg:x="3.812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5" draw:text-style-name="P2" draw:layer="layout" svg:x1="4.812cm" svg:y1="2.5cm" svg:x2="4.812cm" svg:y2="4.5cm">
            <text:p/>
          </draw:line>
        </draw:g>
        <draw:g draw:style-name="gr1">
          <draw:custom-shape draw:style-name="gr46" draw:text-style-name="P1" draw:layer="layout" svg:width="2cm" svg:height="2cm" svg:x="7.312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7" draw:text-style-name="P2" draw:layer="layout" svg:x1="8.312cm" svg:y1="2.7cm" svg:x2="8.312cm" svg:y2="4.3cm">
            <text:p/>
          </draw:line>
          <draw:custom-shape draw:style-name="gr48" draw:text-style-name="P1" draw:layer="layout" svg:width="1.6cm" svg:height="1.6cm" svg:x="7.512cm" svg:y="2.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41" draw:text-style-name="P3" draw:layer="layout" svg:x1="6.124cm" svg:y1="4.5cm" svg:x2="6.124cm" svg:y2="2.5cm">
          <text:p/>
        </draw:line>
        <draw:custom-shape draw:style-name="gr40" draw:text-style-name="P7" draw:layer="layout" svg:width="1.188cm" svg:height="1cm" svg:x="5.936cm" svg:y="3cm">
          <text:p text:style-name="P5"><text:span text:style-name="T1">E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1.812cm" svg:y1="1.493cm" svg:x2="1.812cm" svg:y2="2.493cm">
          <text:p/>
        </draw:line>
        <draw:line draw:style-name="gr49" draw:text-style-name="P3" draw:layer="layout" svg:x1="4.812cm" svg:y1="4.5cm" svg:x2="4.812cm" svg:y2="5.5cm">
          <text:p/>
        </draw:line>
        <draw:line draw:style-name="gr49" draw:text-style-name="P3" draw:layer="layout" svg:x1="1.812cm" svg:y1="4.5cm" svg:x2="1.812cm" svg:y2="5.5cm">
          <text:p/>
        </draw:line>
        <draw:line draw:style-name="gr41" draw:text-style-name="P3" draw:layer="layout" svg:x1="8.312cm" svg:y1="2.5cm" svg:x2="8.312cm" svg:y2="1.5cm">
          <text:p/>
        </draw:line>
        <draw:custom-shape draw:style-name="gr40" draw:text-style-name="P7" draw:layer="layout" svg:width="1.188cm" svg:height="1cm" svg:x="8.124cm" svg:y="1.5cm">
          <text:p text:style-name="P5"><text:span text:style-name="T1">J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8.312cm" svg:y1="4.5cm" svg:x2="8.312cm" svg:y2="5.5cm">
          <text:p/>
        </draw:line>
        <draw:line draw:style-name="gr41" draw:text-style-name="P3" draw:layer="layout" svg:x1="9.562cm" svg:y1="4.5cm" svg:x2="9.562cm" svg:y2="2.5cm">
          <text:p/>
        </draw:line>
        <draw:custom-shape draw:style-name="gr40" draw:text-style-name="P7" draw:layer="layout" svg:width="1.188cm" svg:height="1cm" svg:x="9.374cm" svg:y="3cm">
          <text:p text:style-name="P5"><text:span text:style-name="T1">u</text:span><text:span text:style-name="T2">J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4.812cm" svg:y1="2.5cm" svg:x2="4.812cm" svg:y2="1.5cm">
          <text:p/>
        </draw:line>
        <draw:custom-shape draw:style-name="gr40" draw:text-style-name="P7" draw:layer="layout" svg:width="1.188cm" svg:height="1cm" svg:x="4.624cm" svg:y="1.5cm">
          <text:p text:style-name="P5"><text:span text:style-name="T1">i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1.375cm" svg:height="1cm" svg:x="3.312cm" svg:y="8.5cm">
          <text:p text:style-name="P5"><text:span text:style-name="T1">u</text:span><text:span text:style-name="T2">R1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3.5cm" svg:y1="10cm" svg:x2="3.5cm" svg:y2="8cm">
          <text:p/>
        </draw:line>
        <draw:g draw:style-name="gr1">
          <draw:custom-shape draw:style-name="gr29" draw:text-style-name="P3" draw:layer="layout" svg:width="0.625cm" svg:height="1cm" svg:x="2.687cm" svg:y="8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2" draw:text-style-name="P3" draw:layer="layout" svg:x1="3cm" svg:y1="8.5cm" svg:x2="3cm" svg:y2="8cm">
            <text:p/>
          </draw:line>
          <draw:line draw:style-name="gr43" draw:text-style-name="P3" draw:layer="layout" svg:x1="3cm" svg:y1="9.5cm" svg:x2="3cm" svg:y2="10cm">
            <text:p/>
          </draw:line>
        </draw:g>
        <draw:line draw:style-name="gr41" draw:text-style-name="P3" draw:layer="layout" svg:x1="3cm" svg:y1="7cm" svg:x2="3cm" svg:y2="8cm">
          <text:p/>
        </draw:line>
        <draw:custom-shape draw:style-name="gr40" draw:text-style-name="P7" draw:layer="layout" svg:width="1.188cm" svg:height="1cm" svg:x="2.812cm" svg:y="7cm">
          <text:p text:style-name="P5"><text:span text:style-name="T1">i</text:span><text:span text:style-name="T2">R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3cm" svg:y1="6.993cm" svg:x2="3cm" svg:y2="7.993cm">
          <text:p/>
        </draw:line>
        <draw:line draw:style-name="gr49" draw:text-style-name="P3" draw:layer="layout" svg:x1="3cm" svg:y1="10cm" svg:x2="3cm" svg:y2="10.5cm">
          <text:p/>
        </draw:line>
        <draw:custom-shape draw:style-name="gr50" draw:text-style-name="P7" draw:layer="layout" svg:width="1.375cm" svg:height="1cm" svg:x="3.312cm" svg:y="11cm">
          <text:p text:style-name="P5"><text:span text:style-name="T1">u</text:span><text:span text:style-name="T2">R2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3.5cm" svg:y1="12.5cm" svg:x2="3.5cm" svg:y2="10.5cm">
          <text:p/>
        </draw:line>
        <draw:g draw:style-name="gr1">
          <draw:custom-shape draw:style-name="gr29" draw:text-style-name="P3" draw:layer="layout" svg:width="0.625cm" svg:height="1cm" svg:x="2.687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2" draw:text-style-name="P3" draw:layer="layout" svg:x1="3cm" svg:y1="11cm" svg:x2="3cm" svg:y2="10.5cm">
            <text:p/>
          </draw:line>
          <draw:line draw:style-name="gr43" draw:text-style-name="P3" draw:layer="layout" svg:x1="3cm" svg:y1="12cm" svg:x2="3cm" svg:y2="12.5cm">
            <text:p/>
          </draw:line>
        </draw:g>
        <draw:line draw:style-name="gr49" draw:text-style-name="P3" draw:layer="layout" svg:x1="3cm" svg:y1="12.5cm" svg:x2="3cm" svg:y2="13cm">
          <text:p/>
        </draw:line>
        <draw:custom-shape draw:style-name="gr40" draw:text-style-name="P7" draw:layer="layout" svg:width="1.188cm" svg:height="1cm" svg:x="1.687cm" svg:y="8.5cm">
          <text:p text:style-name="P5"><text:span text:style-name="T1">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1.188cm" svg:height="1cm" svg:x="1.687cm" svg:y="11cm">
          <text:p text:style-name="P5"><text:span text:style-name="T1">R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1.375cm" svg:height="1cm" svg:x="6.312cm" svg:y="9.507cm">
          <text:p text:style-name="P5"><text:span text:style-name="T1">u</text:span><text:span text:style-name="T2">R1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6.5cm" svg:y1="11.007cm" svg:x2="6.5cm" svg:y2="9.007cm">
          <text:p/>
        </draw:line>
        <draw:g draw:style-name="gr1">
          <draw:custom-shape draw:style-name="gr29" draw:text-style-name="P3" draw:layer="layout" svg:width="0.625cm" svg:height="1cm" svg:x="5.687cm" svg:y="9.5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2" draw:text-style-name="P3" draw:layer="layout" svg:x1="6cm" svg:y1="9.507cm" svg:x2="6cm" svg:y2="9.007cm">
            <text:p/>
          </draw:line>
          <draw:line draw:style-name="gr43" draw:text-style-name="P3" draw:layer="layout" svg:x1="6cm" svg:y1="10.507cm" svg:x2="6cm" svg:y2="11.007cm">
            <text:p/>
          </draw:line>
        </draw:g>
        <draw:line draw:style-name="gr41" draw:text-style-name="P3" draw:layer="layout" svg:x1="6cm" svg:y1="8.007cm" svg:x2="6cm" svg:y2="9.007cm">
          <text:p/>
        </draw:line>
        <draw:custom-shape draw:style-name="gr40" draw:text-style-name="P7" draw:layer="layout" svg:width="1.188cm" svg:height="1cm" svg:x="5.812cm" svg:y="8.007cm">
          <text:p text:style-name="P5"><text:span text:style-name="T1">i</text:span><text:span text:style-name="T2">R1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6cm" svg:y1="8cm" svg:x2="6cm" svg:y2="9cm">
          <text:p/>
        </draw:line>
        <draw:line draw:style-name="gr49" draw:text-style-name="P3" draw:layer="layout" svg:x1="6cm" svg:y1="11.007cm" svg:x2="6cm" svg:y2="11.507cm">
          <text:p/>
        </draw:line>
        <draw:custom-shape draw:style-name="gr50" draw:text-style-name="P7" draw:layer="layout" svg:width="1.375cm" svg:height="1cm" svg:x="9.312cm" svg:y="9.507cm">
          <text:p text:style-name="P5"><text:span text:style-name="T1">u</text:span><text:span text:style-name="T2">R2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9.5cm" svg:y1="11.007cm" svg:x2="9.5cm" svg:y2="9.007cm">
          <text:p/>
        </draw:line>
        <draw:g draw:style-name="gr1">
          <draw:custom-shape draw:style-name="gr29" draw:text-style-name="P3" draw:layer="layout" svg:width="0.625cm" svg:height="1cm" svg:x="8.687cm" svg:y="9.5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2" draw:text-style-name="P3" draw:layer="layout" svg:x1="9cm" svg:y1="9.507cm" svg:x2="9cm" svg:y2="9.007cm">
            <text:p/>
          </draw:line>
          <draw:line draw:style-name="gr43" draw:text-style-name="P3" draw:layer="layout" svg:x1="9cm" svg:y1="10.507cm" svg:x2="9cm" svg:y2="11.007cm">
            <text:p/>
          </draw:line>
        </draw:g>
        <draw:line draw:style-name="gr49" draw:text-style-name="P3" draw:layer="layout" svg:x1="9cm" svg:y1="11.007cm" svg:x2="9cm" svg:y2="11.507cm">
          <text:p/>
        </draw:line>
        <draw:custom-shape draw:style-name="gr40" draw:text-style-name="P7" draw:layer="layout" svg:width="1.188cm" svg:height="1cm" svg:x="4.687cm" svg:y="9.507cm">
          <text:p text:style-name="P5"><text:span text:style-name="T1">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1.188cm" svg:height="1cm" svg:x="7.687cm" svg:y="9.507cm">
          <text:p text:style-name="P5"><text:span text:style-name="T1">R</text:span><text:span text:style-name="T2">2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9cm" svg:y1="8.007cm" svg:x2="9cm" svg:y2="9.007cm">
          <text:p/>
        </draw:line>
        <draw:custom-shape draw:style-name="gr40" draw:text-style-name="P7" draw:layer="layout" svg:width="1.188cm" svg:height="1cm" svg:x="8.812cm" svg:y="8.007cm">
          <text:p text:style-name="P5"><text:span text:style-name="T1">i</text:span><text:span text:style-name="T2">R2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9cm" svg:y1="8cm" svg:x2="9cm" svg:y2="9cm">
          <text:p/>
        </draw:line>
        <draw:line draw:style-name="gr18" draw:text-style-name="P3" draw:layer="layout" svg:x1="6cm" svg:y1="11.507cm" svg:x2="9cm" svg:y2="11.507cm">
          <text:p/>
        </draw:line>
        <draw:line draw:style-name="gr18" draw:text-style-name="P3" draw:layer="layout" svg:x1="6cm" svg:y1="8.007cm" svg:x2="9cm" svg:y2="8.007cm">
          <text:p/>
        </draw:line>
        <draw:line draw:style-name="gr41" draw:text-style-name="P3" draw:layer="layout" svg:x1="7.5cm" svg:y1="7.007cm" svg:x2="7.5cm" svg:y2="8.007cm">
          <text:p/>
        </draw:line>
        <draw:custom-shape draw:style-name="gr40" draw:text-style-name="P7" draw:layer="layout" svg:width="1.188cm" svg:height="1cm" svg:x="7.312cm" svg:y="7.007cm">
          <text:p text:style-name="P5"><text:span text:style-name="T1">i</text:span><text:span text:style-name="T2">R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7.5cm" svg:y1="7cm" svg:x2="7.5cm" svg:y2="8cm">
          <text:p/>
        </draw:line>
        <draw:line draw:style-name="gr49" draw:text-style-name="P3" draw:layer="layout" svg:x1="7.5cm" svg:y1="11.507cm" svg:x2="7.5cm" svg:y2="12.007cm">
          <text:p/>
        </draw:line>
        <draw:g draw:style-name="gr1">
          <draw:custom-shape draw:style-name="gr29" draw:text-style-name="P3" draw:layer="layout" svg:width="0.625cm" svg:height="1cm" svg:x="11.187cm" svg:y="7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1.5cm" svg:y1="7.5cm" svg:x2="11.5cm" svg:y2="7cm">
            <text:p/>
          </draw:line>
          <draw:line draw:style-name="gr16" draw:text-style-name="P3" draw:layer="layout" svg:x1="11.5cm" svg:y1="8.5cm" svg:x2="11.5cm" svg:y2="9cm">
            <text:p/>
          </draw:line>
        </draw:g>
        <draw:line draw:style-name="gr41" draw:text-style-name="P3" draw:layer="layout" svg:x1="12.5cm" svg:y1="8cm" svg:x2="11.812cm" svg:y2="8cm">
          <text:p/>
        </draw:line>
        <draw:custom-shape draw:style-name="gr51" draw:text-style-name="P8" draw:layer="layout" svg:width="0.125cm" svg:height="0.125cm" svg:x="7.437cm" svg:y="11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g draw:style-name="gr1">
          <draw:custom-shape draw:style-name="gr52" draw:text-style-name="P1" draw:layer="layout" svg:width="2cm" svg:height="2cm" svg:x="2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3" draw:text-style-name="P2" draw:layer="layout" svg:x1="3cm" svg:y1="2.5cm" svg:x2="3cm" svg:y2="4.5cm">
            <text:p/>
          </draw:line>
        </draw:g>
        <draw:line draw:style-name="gr49" draw:text-style-name="P3" draw:layer="layout" svg:x1="3cm" svg:y1="4.5cm" svg:x2="3cm" svg:y2="5cm">
          <text:p/>
        </draw:line>
        <draw:custom-shape draw:style-name="gr40" draw:text-style-name="P7" draw:layer="layout" svg:width="1.188cm" svg:height="1cm" svg:x="3.812cm" svg:y="3cm">
          <text:p text:style-name="P5"><text:span text:style-name="T1">u</text:span><text:span text:style-name="T2">T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4.5cm 2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.5cm" svg:y1="1.999cm" svg:x2="4cm" svg:y2="1.999cm">
            <text:p/>
          </draw:line>
          <draw:line draw:style-name="gr16" draw:text-style-name="P3" draw:layer="layout" svg:x1="5.5cm" svg:y1="1.999cm" svg:x2="6cm" svg:y2="1.999cm">
            <text:p/>
          </draw:line>
        </draw:g>
        <draw:line draw:style-name="gr18" draw:text-style-name="P3" draw:layer="layout" svg:x1="3cm" svg:y1="2.5cm" svg:x2="3cm" svg:y2="2cm">
          <text:p/>
        </draw:line>
        <draw:line draw:style-name="gr18" draw:text-style-name="P3" draw:layer="layout" svg:x1="4cm" svg:y1="2cm" svg:x2="3cm" svg:y2="2cm">
          <text:p/>
        </draw:line>
        <draw:custom-shape draw:style-name="gr50" draw:text-style-name="P7" draw:layer="layout" svg:width="1.375cm" svg:height="1cm" svg:x="4.312cm" svg:y="2.125cm">
          <text:p text:style-name="P5"><text:span text:style-name="T1">R</text:span><text:span text:style-name="T2">w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6cm" svg:y1="5cm" svg:x2="3cm" svg:y2="5cm">
          <text:p/>
        </draw:line>
        <draw:g draw:style-name="gr1">
          <draw:custom-shape draw:style-name="gr54" draw:text-style-name="P1" draw:layer="layout" svg:width="2cm" svg:height="2cm" svg:x="2cm" svg:y="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5" draw:text-style-name="P2" draw:layer="layout" svg:x1="3cm" svg:y1="7.7cm" svg:x2="3cm" svg:y2="9.3cm">
            <text:p/>
          </draw:line>
          <draw:custom-shape draw:style-name="gr56" draw:text-style-name="P1" draw:layer="layout" svg:width="1.6cm" svg:height="1.6cm" svg:x="2.2cm" svg:y="7.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49" draw:text-style-name="P3" draw:layer="layout" svg:x1="3cm" svg:y1="9.5cm" svg:x2="3cm" svg:y2="10cm">
          <text:p/>
        </draw:line>
        <draw:custom-shape draw:style-name="gr40" draw:text-style-name="P7" draw:layer="layout" svg:width="1.188cm" svg:height="1cm" svg:x="3.749cm" svg:y="8cm">
          <text:p text:style-name="P5"><text:span text:style-name="T1">i</text:span><text:span text:style-name="T2">N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svg:x="5.187cm" svg:y="8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5.5cm" svg:y1="8cm" svg:x2="5.5cm" svg:y2="7.5cm">
            <text:p/>
          </draw:line>
          <draw:line draw:style-name="gr16" draw:text-style-name="P3" draw:layer="layout" svg:x1="5.5cm" svg:y1="9cm" svg:x2="5.5cm" svg:y2="9.5cm">
            <text:p/>
          </draw:line>
        </draw:g>
        <draw:custom-shape draw:style-name="gr50" draw:text-style-name="P7" draw:layer="layout" svg:width="1.375cm" svg:height="1cm" svg:x="5.625cm" svg:y="8cm">
          <text:p text:style-name="P5"><text:span text:style-name="T1">R</text:span><text:span text:style-name="T2">w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7cm" svg:y1="10cm" svg:x2="3cm" svg:y2="10cm">
          <text:p/>
        </draw:line>
        <draw:line draw:style-name="gr49" draw:text-style-name="P3" draw:layer="layout" svg:x1="7cm" svg:y1="7cm" svg:x2="3cm" svg:y2="7cm">
          <text:p/>
        </draw:line>
        <draw:line draw:style-name="gr49" draw:text-style-name="P3" draw:layer="layout" svg:x1="3cm" svg:y1="7cm" svg:x2="3cm" svg:y2="7.5cm">
          <text:p/>
        </draw:line>
        <draw:line draw:style-name="gr49" draw:text-style-name="P3" draw:layer="layout" svg:x1="5.5cm" svg:y1="7cm" svg:x2="5.5cm" svg:y2="7.5cm">
          <text:p/>
        </draw:line>
        <draw:line draw:style-name="gr49" draw:text-style-name="P3" draw:layer="layout" svg:x1="5.5cm" svg:y1="9.5cm" svg:x2="5.5cm" svg:y2="10cm">
          <text:p/>
        </draw:line>
        <draw:custom-shape draw:style-name="gr51" draw:text-style-name="P8" draw:layer="layout" svg:width="0.125cm" svg:height="0.125cm" svg:x="5.437cm" svg:y="6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5.437cm" svg:y="9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29" draw:text-style-name="P3" draw:layer="layout" svg:width="0.625cm" svg:height="1cm" svg:x="11.204cm" svg:y="3cm">
            <text:p/>
            <draw:enhanced-geometry svg:viewBox="0 0 21600 21600" draw:type="rectangle" draw:enhanced-path="M 0 0 L 21600 0 21600 21600 0 21600 0 0 Z N"/>
          </draw:custom-shape>
          <draw:line draw:style-name="gr42" draw:text-style-name="P3" draw:layer="layout" svg:x1="11.517cm" svg:y1="3cm" svg:x2="11.517cm" svg:y2="2.5cm">
            <text:p/>
          </draw:line>
          <draw:line draw:style-name="gr43" draw:text-style-name="P3" draw:layer="layout" svg:x1="11.517cm" svg:y1="4cm" svg:x2="11.517cm" svg:y2="4.5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16.5cm 5.812cm)">
            <text:p/>
            <draw:enhanced-geometry svg:viewBox="0 0 21600 21600" draw:type="rectangle" draw:enhanced-path="M 0 0 L 21600 0 21600 21600 0 21600 0 0 Z N"/>
          </draw:custom-shape>
          <draw:line draw:style-name="gr42" draw:text-style-name="P3" draw:layer="layout" svg:x1="16.5cm" svg:y1="5.499cm" svg:x2="16cm" svg:y2="5.499cm">
            <text:p/>
          </draw:line>
          <draw:line draw:style-name="gr43" draw:text-style-name="P3" draw:layer="layout" svg:x1="17.5cm" svg:y1="5.499cm" svg:x2="18cm" svg:y2="5.499cm">
            <text:p/>
          </draw:line>
        </draw:g>
        <draw:g draw:style-name="gr1">
          <draw:custom-shape draw:style-name="gr29" draw:text-style-name="P3" draw:layer="layout" svg:width="0.625cm" svg:height="1cm" draw:transform="rotate (1.0471975511966) translate (11.793cm 5cm)">
            <text:p/>
            <draw:enhanced-geometry svg:viewBox="0 0 21600 21600" draw:type="rectangle" draw:enhanced-path="M 0 0 L 21600 0 21600 21600 0 21600 0 0 Z N"/>
          </draw:custom-shape>
          <draw:line draw:style-name="gr42" draw:text-style-name="P3" draw:layer="layout" svg:x1="11.95cm" svg:y1="4.73cm" svg:x2="11.517cm" svg:y2="4.48cm">
            <text:p/>
          </draw:line>
          <draw:line draw:style-name="gr43" draw:text-style-name="P3" draw:layer="layout" svg:x1="12.816cm" svg:y1="5.229cm" svg:x2="13.249cm" svg:y2="5.479cm">
            <text:p/>
          </draw:line>
        </draw:g>
        <draw:g draw:style-name="gr1">
          <draw:custom-shape draw:style-name="gr29" draw:text-style-name="P3" draw:layer="layout" svg:width="0.625cm" svg:height="1cm" draw:transform="rotate (0.523598775598299) translate (17.5cm 3.839cm)">
            <text:p/>
            <draw:enhanced-geometry svg:viewBox="0 0 21600 21600" draw:type="rectangle" draw:enhanced-path="M 0 0 L 21600 0 21600 21600 0 21600 0 0 Z N"/>
          </draw:custom-shape>
          <draw:line draw:style-name="gr42" draw:text-style-name="P3" draw:layer="layout" svg:x1="17.772cm" svg:y1="3.683cm" svg:x2="17.522cm" svg:y2="3.25cm">
            <text:p/>
          </draw:line>
          <draw:line draw:style-name="gr43" draw:text-style-name="P3" draw:layer="layout" svg:x1="18.272cm" svg:y1="4.549cm" svg:x2="18.522cm" svg:y2="4.982cm">
            <text:p/>
          </draw:line>
        </draw:g>
        <draw:g draw:style-name="gr1">
          <draw:custom-shape draw:style-name="gr29" draw:text-style-name="P3" draw:layer="layout" svg:width="0.625cm" svg:height="1cm" draw:transform="rotate (-0.523598775598299) translate (16cm 3.543cm)">
            <text:p/>
            <draw:enhanced-geometry svg:viewBox="0 0 21600 21600" draw:type="rectangle" draw:enhanced-path="M 0 0 L 21600 0 21600 21600 0 21600 0 0 Z N"/>
          </draw:custom-shape>
          <draw:line draw:style-name="gr42" draw:text-style-name="P3" draw:layer="layout" svg:x1="16.271cm" svg:y1="3.701cm" svg:x2="16.521cm" svg:y2="3.268cm">
            <text:p/>
          </draw:line>
          <draw:line draw:style-name="gr43" draw:text-style-name="P3" draw:layer="layout" svg:x1="15.771cm" svg:y1="4.567cm" svg:x2="15.521cm" svg:y2="5cm">
            <text:p/>
          </draw:line>
        </draw:g>
        <draw:g draw:style-name="gr1">
          <draw:custom-shape draw:style-name="gr29" draw:text-style-name="P3" draw:layer="layout" svg:width="0.625cm" svg:height="1cm" draw:transform="rotate (2.0943951023932) translate (10.374cm 5.5cm)">
            <text:p/>
            <draw:enhanced-geometry svg:viewBox="0 0 21600 21600" draw:type="rectangle" draw:enhanced-path="M 0 0 L 21600 0 21600 21600 0 21600 0 0 Z N"/>
          </draw:custom-shape>
          <draw:line draw:style-name="gr42" draw:text-style-name="P3" draw:layer="layout" svg:x1="10.218cm" svg:y1="5.229cm" svg:x2="9.785cm" svg:y2="5.479cm">
            <text:p/>
          </draw:line>
          <draw:line draw:style-name="gr43" draw:text-style-name="P3" draw:layer="layout" svg:x1="11.084cm" svg:y1="4.729cm" svg:x2="11.517cm" svg:y2="4.479cm">
            <text:p/>
          </draw:line>
        </draw:g>
        <draw:custom-shape draw:style-name="gr57" draw:text-style-name="P8" draw:layer="layout" svg:width="0.125cm" svg:height="0.125cm" svg:x="11.454cm" svg:y="4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3" draw:layer="layout" svg:x1="15.25cm" svg:y1="5.5cm" svg:x2="16cm" svg:y2="5.5cm">
          <text:p/>
        </draw:line>
        <draw:line draw:style-name="gr58" draw:text-style-name="P3" draw:layer="layout" svg:x1="17.562cm" svg:y1="3.312cm" svg:x2="17cm" svg:y2="2.375cm">
          <text:p/>
        </draw:line>
        <draw:line draw:style-name="gr58" draw:text-style-name="P3" draw:layer="layout" svg:x1="18cm" svg:y1="5.5cm" svg:x2="18.875cm" svg:y2="5.5cm">
          <text:p/>
        </draw:line>
        <draw:custom-shape draw:style-name="gr57" draw:text-style-name="P8" draw:layer="layout" svg:width="0.125cm" svg:height="0.125cm" svg:x="15.187cm" svg:y="5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8" draw:layer="layout" svg:width="0.125cm" svg:height="0.125cm" svg:x="18.812cm" svg:y="5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8" draw:layer="layout" svg:width="0.125cm" svg:height="0.125cm" svg:x="16.937cm" svg:y="2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3" draw:layer="layout" svg:x1="16.5cm" svg:y1="3.312cm" svg:x2="17cm" svg:y2="2.376cm">
          <text:p/>
        </draw:line>
        <draw:line draw:style-name="gr58" draw:text-style-name="P3" draw:layer="layout" svg:x1="18.5cm" svg:y1="4.937cm" svg:x2="18.876cm" svg:y2="5.5cm">
          <text:p/>
        </draw:line>
        <draw:line draw:style-name="gr58" draw:text-style-name="P3" draw:layer="layout" svg:x1="15.25cm" svg:y1="5.5cm" svg:x2="15.562cm" svg:y2="4.937cm">
          <text:p/>
        </draw:line>
        <draw:custom-shape draw:style-name="gr59" draw:text-style-name="P9" draw:layer="layout" svg:width="1.376cm" svg:height="1cm" svg:x="11.562cm" svg:y="3cm">
          <text:p text:style-name="P5"><text:span text:style-name="T3">R</text:span><text:span text:style-name="T2">gx</text:span>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1.188cm" svg:height="1cm" svg:x="8.998cm" svg:y="5cm">
          <text:p text:style-name="P5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1.188cm" svg:height="1cm" svg:x="12.999cm" svg:y="5cm">
          <text:p text:style-name="P5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1.188cm" svg:height="1cm" svg:x="10.937cm" svg:y="1.687cm">
          <text:p text:style-name="P5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1.376cm" svg:height="1cm" svg:x="12.25cm" svg:y="4cm">
          <text:p text:style-name="P5"><text:span text:style-name="T3">R</text:span><text:span text:style-name="T2">gy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1.376cm" svg:height="1cm" svg:x="9.311cm" svg:y="4cm">
          <text:p text:style-name="P5"><text:span text:style-name="T3">R</text:span><text:span text:style-name="T2">gz</text:span>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1.188cm" svg:height="1cm" svg:x="16.375cm" svg:y="1.625cm">
          <text:p text:style-name="P5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1.188cm" svg:height="1cm" svg:x="18.499cm" svg:y="5cm">
          <text:p text:style-name="P5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1.188cm" svg:height="1cm" svg:x="14.499cm" svg:y="5cm">
          <text:p text:style-name="P5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1.376cm" svg:height="1cm" svg:x="14.499cm" svg:y="3.25cm">
          <text:p text:style-name="P5"><text:span text:style-name="T3">R</text:span><text:span text:style-name="T2">ty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1.376cm" svg:height="1cm" svg:x="16.312cm" svg:y="4.312cm">
          <text:p text:style-name="P5"><text:span text:style-name="T3">R</text:span><text:span text:style-name="T2">tx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1.376cm" svg:height="1cm" svg:x="18.062cm" svg:y="3.25cm">
          <text:p text:style-name="P5"><text:span text:style-name="T3">R</text:span><text:span text:style-name="T2">tz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61" draw:text-style-name="P1" draw:layer="layout" svg:width="1cm" svg:height="1cm" svg:x="1cm" svg:y="1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62" draw:text-style-name="P2" draw:layer="layout" svg:x1="1.5cm" svg:y1="13cm" svg:x2="1.5cm" svg:y2="14cm">
            <text:p/>
          </draw:line>
        </draw:g>
        <draw:line draw:style-name="gr49" draw:text-style-name="P3" draw:layer="layout" svg:x1="1.5cm" svg:y1="14cm" svg:x2="1.5cm" svg:y2="15cm">
          <text:p/>
        </draw:line>
        <draw:custom-shape draw:style-name="gr40" draw:text-style-name="P7" draw:layer="layout" svg:width="1.188cm" svg:height="1cm" svg:x="1.75cm" svg:y="13cm">
          <text:p text:style-name="P5"><text:span text:style-name="T1">u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3cm 12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3cm" svg:y1="11.999cm" svg:x2="2.5cm" svg:y2="11.999cm">
            <text:p/>
          </draw:line>
          <draw:line draw:style-name="gr16" draw:text-style-name="P3" draw:layer="layout" svg:x1="4cm" svg:y1="11.999cm" svg:x2="4.5cm" svg:y2="11.999cm">
            <text:p/>
          </draw:line>
        </draw:g>
        <draw:line draw:style-name="gr18" draw:text-style-name="P3" draw:layer="layout" svg:x1="1.5cm" svg:y1="13cm" svg:x2="1.5cm" svg:y2="12cm">
          <text:p/>
        </draw:line>
        <draw:line draw:style-name="gr18" draw:text-style-name="P3" draw:layer="layout" svg:x1="2.5cm" svg:y1="12cm" svg:x2="1.5cm" svg:y2="12cm">
          <text:p/>
        </draw:line>
        <draw:custom-shape draw:style-name="gr50" draw:text-style-name="P7" draw:layer="layout" svg:width="1.375cm" svg:height="1cm" svg:x="2.812cm" svg:y="10.812cm">
          <text:p text:style-name="P5"><text:span text:style-name="T1">R</text:span><text:span text:style-name="T2">w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5.5cm" svg:y1="15cm" svg:x2="1.5cm" svg:y2="15cm">
          <text:p/>
        </draw:line>
        <draw:g draw:style-name="gr1">
          <draw:custom-shape draw:style-name="gr29" draw:text-style-name="P3" draw:layer="layout" svg:width="0.625cm" svg:height="1cm" svg:x="5.187cm" svg:y="13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5.5cm" svg:y1="13cm" svg:x2="5.5cm" svg:y2="12.5cm">
            <text:p/>
          </draw:line>
          <draw:line draw:style-name="gr16" draw:text-style-name="P3" draw:layer="layout" svg:x1="5.5cm" svg:y1="14cm" svg:x2="5.5cm" svg:y2="14.5cm">
            <text:p/>
          </draw:line>
        </draw:g>
        <draw:line draw:style-name="gr18" draw:text-style-name="P3" draw:layer="layout" svg:x1="5.5cm" svg:y1="12cm" svg:x2="5.5cm" svg:y2="12.5cm">
          <text:p/>
        </draw:line>
        <draw:line draw:style-name="gr49" draw:text-style-name="P3" draw:layer="layout" svg:x1="5.5cm" svg:y1="15cm" svg:x2="5.5cm" svg:y2="14.5cm">
          <text:p/>
        </draw:line>
        <draw:custom-shape draw:style-name="gr50" draw:text-style-name="P7" draw:layer="layout" svg:width="1.375cm" svg:height="1cm" svg:x="5.562cm" svg:y="13cm">
          <text:p text:style-name="P5"><text:span text:style-name="T1">R</text:span><text:span text:style-name="T2">d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5cm" svg:y1="14cm" svg:x2="5cm" svg:y2="13cm">
          <text:p/>
        </draw:line>
        <draw:custom-shape draw:style-name="gr40" draw:text-style-name="P7" draw:layer="layout" svg:width="1.188cm" svg:height="1cm" svg:x="4.749cm" svg:y="11cm">
          <text:p text:style-name="P5"><text:span text:style-name="T1">i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4.5cm" svg:y1="12cm" svg:x2="5.5cm" svg:y2="12cm">
          <text:p/>
        </draw:line>
        <draw:line draw:style-name="gr41" draw:text-style-name="P3" draw:layer="layout" svg:x1="4cm" svg:y1="12.5cm" svg:x2="3cm" svg:y2="12.5cm">
          <text:p/>
        </draw:line>
        <draw:line draw:style-name="gr41" draw:text-style-name="P3" draw:layer="layout" svg:x1="2.125cm" svg:y1="14cm" svg:x2="2.125cm" svg:y2="13cm">
          <text:p/>
        </draw:line>
        <draw:custom-shape draw:style-name="gr63" draw:text-style-name="P7" draw:layer="layout" svg:width="1.5cm" svg:height="1cm" svg:x="2.75cm" svg:y="12.25cm">
          <text:p text:style-name="P5"><text:span text:style-name="T1">u</text:span><text:span text:style-name="T2">RW</text:span></text:p>
          <draw:enhanced-geometry svg:viewBox="0 0 21600 21600" draw:type="rectangle" draw:enhanced-path="M 0 0 L 21600 0 21600 21600 0 21600 0 0 Z N"/>
        </draw:custom-shape>
        <draw:custom-shape draw:style-name="gr63" draw:text-style-name="P7" draw:layer="layout" svg:width="1.5cm" svg:height="1cm" svg:x="3.75cm" svg:y="13cm">
          <text:p text:style-name="P5"><text:span text:style-name="T1">u</text:span><text:span text:style-name="T2">RD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64" draw:text-style-name="P1" draw:layer="layout" svg:width="1cm" svg:height="1cm" svg:x="8cm" svg:y="1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65" draw:text-style-name="P2" draw:layer="layout" svg:x1="8.5cm" svg:y1="13cm" svg:x2="8.5cm" svg:y2="14cm">
            <text:p/>
          </draw:line>
        </draw:g>
        <draw:line draw:style-name="gr49" draw:text-style-name="P3" draw:layer="layout" svg:x1="8.5cm" svg:y1="14cm" svg:x2="8.5cm" svg:y2="15cm">
          <text:p/>
        </draw:line>
        <draw:custom-shape draw:style-name="gr66" draw:text-style-name="P7" draw:layer="layout" svg:width="2cm" svg:height="1cm" svg:x="8.75cm" svg:y="13cm">
          <text:p text:style-name="P5"><text:span text:style-name="T1">u</text:span><text:span text:style-name="T3">=5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10cm 12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0cm" svg:y1="11.999cm" svg:x2="9.5cm" svg:y2="11.999cm">
            <text:p/>
          </draw:line>
          <draw:line draw:style-name="gr16" draw:text-style-name="P3" draw:layer="layout" svg:x1="11cm" svg:y1="11.999cm" svg:x2="11.5cm" svg:y2="11.999cm">
            <text:p/>
          </draw:line>
        </draw:g>
        <draw:line draw:style-name="gr18" draw:text-style-name="P3" draw:layer="layout" svg:x1="8.5cm" svg:y1="13cm" svg:x2="8.5cm" svg:y2="12cm">
          <text:p/>
        </draw:line>
        <draw:line draw:style-name="gr18" draw:text-style-name="P3" draw:layer="layout" svg:x1="9.5cm" svg:y1="12cm" svg:x2="8.5cm" svg:y2="12cm">
          <text:p/>
        </draw:line>
        <draw:custom-shape draw:style-name="gr67" draw:text-style-name="P7" draw:layer="layout" svg:width="2.563cm" svg:height="1cm" svg:x="9.225cm" svg:y="12.062cm">
          <text:p text:style-name="P5"><text:span text:style-name="T1">R=10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2.5cm" svg:y1="12cm" svg:x2="11.5cm" svg:y2="12cm">
          <text:p/>
        </draw:line>
        <draw:line draw:style-name="gr18" draw:text-style-name="P3" draw:layer="layout" svg:x1="12.5cm" svg:y1="12cm" svg:x2="12.5cm" svg:y2="15cm">
          <text:p/>
        </draw:line>
        <draw:line draw:style-name="gr18" draw:text-style-name="P3" draw:layer="layout" svg:x1="8.5cm" svg:y1="15cm" svg:x2="12.5cm" svg:y2="15cm">
          <text:p/>
        </draw:line>
        <draw:g draw:style-name="gr1">
          <draw:custom-shape draw:style-name="gr68" draw:text-style-name="P1" draw:layer="layout" svg:width="1cm" svg:height="1cm" svg:x="1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69" draw:text-style-name="P2" draw:layer="layout" svg:x1="1.5cm" svg:y1="17.5cm" svg:x2="1.5cm" svg:y2="18.5cm">
            <text:p/>
          </draw:line>
        </draw:g>
        <draw:line draw:style-name="gr49" draw:text-style-name="P3" draw:layer="layout" svg:x1="1.5cm" svg:y1="18.5cm" svg:x2="1.5cm" svg:y2="19.5cm">
          <text:p/>
        </draw:line>
        <draw:custom-shape draw:style-name="gr66" draw:text-style-name="P7" draw:layer="layout" svg:width="2cm" svg:height="1cm" svg:x="1.75cm" svg:y="17.5cm">
          <text:p text:style-name="P5"><text:span text:style-name="T1">u</text:span><text:span text:style-name="T3">=5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3cm 16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3cm" svg:y1="16.499cm" svg:x2="2.5cm" svg:y2="16.499cm">
            <text:p/>
          </draw:line>
          <draw:line draw:style-name="gr16" draw:text-style-name="P3" draw:layer="layout" svg:x1="4cm" svg:y1="16.499cm" svg:x2="4.5cm" svg:y2="16.499cm">
            <text:p/>
          </draw:line>
        </draw:g>
        <draw:line draw:style-name="gr18" draw:text-style-name="P3" draw:layer="layout" svg:x1="1.5cm" svg:y1="17.5cm" svg:x2="1.5cm" svg:y2="16.5cm">
          <text:p/>
        </draw:line>
        <draw:line draw:style-name="gr18" draw:text-style-name="P3" draw:layer="layout" svg:x1="2.5cm" svg:y1="16.5cm" svg:x2="1.5cm" svg:y2="16.5cm">
          <text:p/>
        </draw:line>
        <draw:custom-shape draw:style-name="gr67" draw:text-style-name="P7" draw:layer="layout" svg:width="2.563cm" svg:height="1cm" svg:x="2.225cm" svg:y="16.562cm">
          <text:p text:style-name="P5"><text:span text:style-name="T1">R=10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5cm" svg:y1="16.5cm" svg:x2="4.5cm" svg:y2="16.5cm">
          <text:p/>
        </draw:line>
        <draw:line draw:style-name="gr18" draw:text-style-name="P3" draw:layer="layout" svg:x1="5.5cm" svg:y1="16.5cm" svg:x2="5.5cm" svg:y2="17.5cm">
          <text:p/>
        </draw:line>
        <draw:line draw:style-name="gr18" draw:text-style-name="P3" draw:layer="layout" svg:x1="1.5cm" svg:y1="19.5cm" svg:x2="5.5cm" svg:y2="19.5cm">
          <text:p/>
        </draw:line>
        <draw:g draw:style-name="gr1">
          <draw:custom-shape draw:style-name="gr70" draw:text-style-name="P1" draw:layer="layout" svg:width="1cm" svg:height="1cm" svg:x="5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71" draw:text-style-name="P2" draw:layer="layout" svg:x1="5.5cm" svg:y1="17.6cm" svg:x2="5.5cm" svg:y2="18.4cm">
            <text:p/>
          </draw:line>
          <draw:custom-shape draw:style-name="gr72" draw:text-style-name="P1" draw:layer="layout" svg:width="0.8cm" svg:height="0.8cm" svg:x="5.1cm" svg:y="17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73" draw:text-style-name="P7" draw:layer="layout" svg:width="1.938cm" svg:height="1cm" svg:x="5.687cm" svg:y="17.5cm">
          <text:p text:style-name="P5"><text:span text:style-name="T1">j=1A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5cm" svg:y1="18.5cm" svg:x2="5.5cm" svg:y2="19.5cm">
          <text:p/>
        </draw:line>
        <draw:g draw:style-name="gr1">
          <draw:custom-shape draw:style-name="gr74" draw:text-style-name="P1" draw:layer="layout" svg:width="1cm" svg:height="1cm" svg:x="8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75" draw:text-style-name="P2" draw:layer="layout" svg:x1="8.5cm" svg:y1="17.5cm" svg:x2="8.5cm" svg:y2="18.5cm">
            <text:p/>
          </draw:line>
        </draw:g>
        <draw:line draw:style-name="gr49" draw:text-style-name="P3" draw:layer="layout" svg:x1="8.5cm" svg:y1="18.5cm" svg:x2="8.5cm" svg:y2="19.5cm">
          <text:p/>
        </draw:line>
        <draw:custom-shape draw:style-name="gr66" draw:text-style-name="P7" draw:layer="layout" svg:width="2cm" svg:height="1cm" svg:x="8.75cm" svg:y="17.5cm">
          <text:p text:style-name="P5"><text:span text:style-name="T1">u</text:span><text:span text:style-name="T3">=5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10cm 16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0cm" svg:y1="16.499cm" svg:x2="9.5cm" svg:y2="16.499cm">
            <text:p/>
          </draw:line>
          <draw:line draw:style-name="gr16" draw:text-style-name="P3" draw:layer="layout" svg:x1="11cm" svg:y1="16.499cm" svg:x2="11.5cm" svg:y2="16.499cm">
            <text:p/>
          </draw:line>
        </draw:g>
        <draw:line draw:style-name="gr18" draw:text-style-name="P3" draw:layer="layout" svg:x1="8.5cm" svg:y1="17.5cm" svg:x2="8.5cm" svg:y2="16.5cm">
          <text:p/>
        </draw:line>
        <draw:line draw:style-name="gr18" draw:text-style-name="P3" draw:layer="layout" svg:x1="9.5cm" svg:y1="16.5cm" svg:x2="8.5cm" svg:y2="16.5cm">
          <text:p/>
        </draw:line>
        <draw:custom-shape draw:style-name="gr67" draw:text-style-name="P7" draw:layer="layout" svg:width="2.563cm" svg:height="1cm" svg:x="9.225cm" svg:y="16.562cm">
          <text:p text:style-name="P5"><text:span text:style-name="T1">R=10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2.5cm" svg:y1="16.5cm" svg:x2="11.5cm" svg:y2="16.5cm">
          <text:p/>
        </draw:line>
        <draw:line draw:style-name="gr18" draw:text-style-name="P3" draw:layer="layout" svg:x1="12.5cm" svg:y1="16.5cm" svg:x2="12.5cm" svg:y2="17.5cm">
          <text:p/>
        </draw:line>
        <draw:line draw:style-name="gr18" draw:text-style-name="P3" draw:layer="layout" svg:x1="8.5cm" svg:y1="19.5cm" svg:x2="12.5cm" svg:y2="19.5cm">
          <text:p/>
        </draw:line>
        <draw:g draw:style-name="gr1">
          <draw:custom-shape draw:style-name="gr76" draw:text-style-name="P1" draw:layer="layout" svg:width="1cm" svg:height="1cm" draw:transform="rotate (-3.14159265358979) translate (13cm 18.5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77" draw:text-style-name="P2" draw:layer="layout" svg:x1="12.5cm" svg:y1="18.4cm" svg:x2="12.5cm" svg:y2="17.6cm">
            <text:p/>
          </draw:line>
          <draw:custom-shape draw:style-name="gr78" draw:text-style-name="P1" draw:layer="layout" svg:width="0.8cm" svg:height="0.8cm" draw:transform="rotate (-3.14159265358979) translate (12.9cm 18.4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73" draw:text-style-name="P7" draw:layer="layout" svg:width="1.938cm" svg:height="1cm" svg:x="12.687cm" svg:y="17.5cm">
          <text:p text:style-name="P5"><text:span text:style-name="T1">j=1A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2.5cm" svg:y1="18.5cm" svg:x2="12.5cm" svg:y2="19.5cm">
          <text:p/>
        </draw:line>
        <draw:g draw:style-name="gr1">
          <draw:custom-shape draw:style-name="gr79" draw:text-style-name="P1" draw:layer="layout" svg:width="1cm" svg:height="1cm" svg:x="13.5cm" svg:y="1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0" draw:text-style-name="P2" draw:layer="layout" svg:x1="14cm" svg:y1="13cm" svg:x2="14cm" svg:y2="14cm">
            <text:p/>
          </draw:line>
        </draw:g>
        <draw:line draw:style-name="gr49" draw:text-style-name="P3" draw:layer="layout" svg:x1="14cm" svg:y1="14cm" svg:x2="14cm" svg:y2="15cm">
          <text:p/>
        </draw:line>
        <draw:custom-shape draw:style-name="gr66" draw:text-style-name="P7" draw:layer="layout" svg:width="2cm" svg:height="1cm" svg:x="14.25cm" svg:y="13cm">
          <text:p text:style-name="P5"><text:span text:style-name="T1">u</text:span><text:span text:style-name="T3">=5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15.5cm 12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5.5cm" svg:y1="11.999cm" svg:x2="15cm" svg:y2="11.999cm">
            <text:p/>
          </draw:line>
          <draw:line draw:style-name="gr16" draw:text-style-name="P3" draw:layer="layout" svg:x1="16.5cm" svg:y1="11.999cm" svg:x2="17cm" svg:y2="11.999cm">
            <text:p/>
          </draw:line>
        </draw:g>
        <draw:line draw:style-name="gr18" draw:text-style-name="P3" draw:layer="layout" svg:x1="14cm" svg:y1="13cm" svg:x2="14cm" svg:y2="12cm">
          <text:p/>
        </draw:line>
        <draw:line draw:style-name="gr18" draw:text-style-name="P3" draw:layer="layout" svg:x1="15cm" svg:y1="12cm" svg:x2="14cm" svg:y2="12cm">
          <text:p/>
        </draw:line>
        <draw:custom-shape draw:style-name="gr81" draw:text-style-name="P7" draw:layer="layout" svg:width="2.726cm" svg:height="1cm" svg:x="14.625cm" svg:y="12.062cm">
          <text:p text:style-name="P5"><text:span text:style-name="T1">R</text:span><text:span text:style-name="T2">1</text:span><text:span text:style-name="T1">=10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8.5cm" svg:y1="12cm" svg:x2="17cm" svg:y2="12cm">
          <text:p/>
        </draw:line>
        <draw:line draw:style-name="gr18" draw:text-style-name="P3" draw:layer="layout" svg:x1="14cm" svg:y1="15cm" svg:x2="18.5cm" svg:y2="15cm">
          <text:p/>
        </draw:line>
        <draw:g draw:style-name="gr1">
          <draw:custom-shape draw:style-name="gr29" draw:text-style-name="P3" draw:layer="layout" svg:width="0.625cm" svg:height="1cm" svg:x="18.687cm" svg:y="13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9cm" svg:y1="13cm" svg:x2="19cm" svg:y2="12.5cm">
            <text:p/>
          </draw:line>
          <draw:line draw:style-name="gr16" draw:text-style-name="P3" draw:layer="layout" svg:x1="19cm" svg:y1="14cm" svg:x2="19cm" svg:y2="14.5cm">
            <text:p/>
          </draw:line>
        </draw:g>
        <draw:g draw:style-name="gr1">
          <draw:custom-shape draw:style-name="gr29" draw:text-style-name="P3" draw:layer="layout" svg:width="0.625cm" svg:height="1cm" svg:x="17.687cm" svg:y="13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8cm" svg:y1="13cm" svg:x2="18cm" svg:y2="12.5cm">
            <text:p/>
          </draw:line>
          <draw:line draw:style-name="gr16" draw:text-style-name="P3" draw:layer="layout" svg:x1="18cm" svg:y1="14cm" svg:x2="18cm" svg:y2="14.5cm">
            <text:p/>
          </draw:line>
        </draw:g>
        <draw:line draw:style-name="gr18" draw:text-style-name="P3" draw:layer="layout" svg:x1="18.5cm" svg:y1="14.5cm" svg:x2="18.5cm" svg:y2="15cm">
          <text:p/>
        </draw:line>
        <draw:line draw:style-name="gr18" draw:text-style-name="P3" draw:layer="layout" svg:x1="18.5cm" svg:y1="12cm" svg:x2="18.5cm" svg:y2="12.5cm">
          <text:p/>
        </draw:line>
        <draw:line draw:style-name="gr18" draw:text-style-name="P3" draw:layer="layout" svg:x1="18cm" svg:y1="12.5cm" svg:x2="19cm" svg:y2="12.5cm">
          <text:p/>
        </draw:line>
        <draw:line draw:style-name="gr18" draw:text-style-name="P3" draw:layer="layout" svg:x1="19cm" svg:y1="14.5cm" svg:x2="18cm" svg:y2="14.5cm">
          <text:p/>
        </draw:line>
        <draw:custom-shape draw:style-name="gr51" draw:text-style-name="P8" draw:layer="layout" svg:width="0.125cm" svg:height="0.125cm" svg:x="18.437cm" svg:y="12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18.437cm" svg:y="14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10" draw:layer="layout" svg:width="3.812cm" svg:height="1.111cm" draw:transform="rotate (-1.5707963267949) translate (20.125cm 11.5cm)">
          <draw:text-box>
            <text:p><text:span text:style-name="T1">R</text:span><text:span text:style-name="T2">2</text:span><text:span text:style-name="T1">=R</text:span><text:span text:style-name="T2">3</text:span><text:span text:style-name="T1">=30</text:span><text:span text:style-name="T4">Ω</text:span></text:p>
          </draw:text-box>
        </draw:frame>
        <draw:g draw:style-name="gr1">
          <draw:custom-shape draw:style-name="gr83" draw:text-style-name="P1" draw:layer="layout" svg:width="2cm" svg:height="2cm" svg:x="1.5cm" svg:y="2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4" draw:text-style-name="P2" draw:layer="layout" svg:x1="2.5cm" svg:y1="21.5cm" svg:x2="2.5cm" svg:y2="23.5cm">
            <text:p/>
          </draw:line>
        </draw:g>
        <draw:g draw:style-name="gr1">
          <draw:custom-shape draw:style-name="gr85" draw:text-style-name="P1" draw:layer="layout" svg:width="2cm" svg:height="2cm" svg:x="5cm" svg:y="2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6" draw:text-style-name="P2" draw:layer="layout" svg:x1="6cm" svg:y1="21.7cm" svg:x2="6cm" svg:y2="23.3cm">
            <text:p/>
          </draw:line>
          <draw:custom-shape draw:style-name="gr87" draw:text-style-name="P1" draw:layer="layout" svg:width="1.6cm" svg:height="1.6cm" svg:x="5.2cm" svg:y="21.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41" draw:text-style-name="P3" draw:layer="layout" svg:x1="3.812cm" svg:y1="23.5cm" svg:x2="3.812cm" svg:y2="21.5cm">
          <text:p/>
        </draw:line>
        <draw:custom-shape draw:style-name="gr40" draw:text-style-name="P7" draw:layer="layout" svg:width="1.188cm" svg:height="1cm" svg:x="3.624cm" svg:y="22cm">
          <text:p text:style-name="P5"><text:span text:style-name="T1">E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2.5cm" svg:y1="23.5cm" svg:x2="2.5cm" svg:y2="24.5cm">
          <text:p/>
        </draw:line>
        <draw:line draw:style-name="gr41" draw:text-style-name="P3" draw:layer="layout" svg:x1="6cm" svg:y1="21.5cm" svg:x2="6cm" svg:y2="20.5cm">
          <text:p/>
        </draw:line>
        <draw:custom-shape draw:style-name="gr40" draw:text-style-name="P7" draw:layer="layout" svg:width="1.188cm" svg:height="1cm" svg:x="5.812cm" svg:y="20.5cm">
          <text:p text:style-name="P5"><text:span text:style-name="T1">J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6cm" svg:y1="23.5cm" svg:x2="6cm" svg:y2="24.5cm">
          <text:p/>
        </draw:line>
        <draw:line draw:style-name="gr41" draw:text-style-name="P3" draw:layer="layout" svg:x1="7.25cm" svg:y1="23.5cm" svg:x2="7.25cm" svg:y2="21.5cm">
          <text:p/>
        </draw:line>
        <draw:custom-shape draw:style-name="gr40" draw:text-style-name="P7" draw:layer="layout" svg:width="1.188cm" svg:height="1cm" svg:x="7.062cm" svg:y="22cm">
          <text:p text:style-name="P5"><text:span text:style-name="T1">u</text:span><text:span text:style-name="T2">J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2.5cm" svg:y1="21.5cm" svg:x2="2.5cm" svg:y2="20.5cm">
          <text:p/>
        </draw:line>
        <draw:custom-shape draw:style-name="gr40" draw:text-style-name="P7" draw:layer="layout" svg:width="1.188cm" svg:height="1cm" svg:x="2.312cm" svg:y="20.5cm">
          <text:p text:style-name="P5"><text:span text:style-name="T1">i</text:span><text:span text:style-name="T2">E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88" draw:text-style-name="P1" draw:layer="layout" svg:width="2cm" svg:height="2cm" svg:x="9.5cm" svg:y="2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9" draw:text-style-name="P2" draw:layer="layout" svg:x1="10.5cm" svg:y1="21.5cm" svg:x2="10.5cm" svg:y2="23.5cm">
            <text:p/>
          </draw:line>
        </draw:g>
        <draw:g draw:style-name="gr1">
          <draw:custom-shape draw:style-name="gr90" draw:text-style-name="P1" draw:layer="layout" svg:width="2cm" svg:height="2cm" svg:x="13cm" svg:y="2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1" draw:text-style-name="P2" draw:layer="layout" svg:x1="14cm" svg:y1="21.7cm" svg:x2="14cm" svg:y2="23.3cm">
            <text:p/>
          </draw:line>
          <draw:custom-shape draw:style-name="gr92" draw:text-style-name="P1" draw:layer="layout" svg:width="1.6cm" svg:height="1.6cm" svg:x="13.2cm" svg:y="21.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41" draw:text-style-name="P3" draw:layer="layout" svg:x1="11.812cm" svg:y1="23.5cm" svg:x2="11.812cm" svg:y2="21.5cm">
          <text:p/>
        </draw:line>
        <draw:custom-shape draw:style-name="gr40" draw:text-style-name="P7" draw:layer="layout" svg:width="1.188cm" svg:height="1cm" svg:x="11.624cm" svg:y="22cm">
          <text:p text:style-name="P5"><text:span text:style-name="T1">E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10.5cm" svg:y1="23.5cm" svg:x2="10.5cm" svg:y2="24.5cm">
          <text:p/>
        </draw:line>
        <draw:line draw:style-name="gr41" draw:text-style-name="P3" draw:layer="layout" svg:x1="14cm" svg:y1="21.5cm" svg:x2="14cm" svg:y2="20.5cm">
          <text:p/>
        </draw:line>
        <draw:custom-shape draw:style-name="gr40" draw:text-style-name="P7" draw:layer="layout" svg:width="1.188cm" svg:height="1cm" svg:x="13.812cm" svg:y="20.5cm">
          <text:p text:style-name="P5"><text:span text:style-name="T1">J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14cm" svg:y1="23.5cm" svg:x2="14cm" svg:y2="24.5cm">
          <text:p/>
        </draw:line>
        <draw:line draw:style-name="gr41" draw:text-style-name="P3" draw:layer="layout" svg:x1="15.25cm" svg:y1="21.5cm" svg:x2="15.25cm" svg:y2="23.5cm">
          <text:p/>
        </draw:line>
        <draw:custom-shape draw:style-name="gr40" draw:text-style-name="P7" draw:layer="layout" svg:width="1.188cm" svg:height="1cm" svg:x="15.062cm" svg:y="22cm">
          <text:p text:style-name="P5"><text:span text:style-name="T1">u</text:span><text:span text:style-name="T2">J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10.5cm" svg:y1="20.5cm" svg:x2="10.5cm" svg:y2="21.5cm">
          <text:p/>
        </draw:line>
        <draw:custom-shape draw:style-name="gr40" draw:text-style-name="P7" draw:layer="layout" svg:width="1.188cm" svg:height="1cm" svg:x="10.312cm" svg:y="20.5cm">
          <text:p text:style-name="P5"><text:span text:style-name="T1">i</text:span><text:span text:style-name="T2">E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g draw:style-name="gr1">
          <draw:custom-shape draw:style-name="gr93" draw:text-style-name="P1" draw:layer="layout" svg:width="1cm" svg:height="1cm" svg:x="2cm" svg:y="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4" draw:text-style-name="P2" draw:layer="layout" svg:x1="2.5cm" svg:y1="3cm" svg:x2="2.5cm" svg:y2="4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4cm 2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1.999cm" svg:x2="3.5cm" svg:y2="1.999cm">
            <text:p/>
          </draw:line>
          <draw:line draw:style-name="gr16" draw:text-style-name="P3" draw:layer="layout" svg:x1="5cm" svg:y1="1.999cm" svg:x2="5.5cm" svg:y2="1.999cm">
            <text:p/>
          </draw:line>
        </draw:g>
        <draw:g draw:style-name="gr1">
          <draw:custom-shape draw:style-name="gr29" draw:text-style-name="P3" draw:layer="layout" svg:width="0.625cm" svg:height="1cm" svg:x="5.687cm" svg:y="3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3cm" svg:x2="6cm" svg:y2="2.5cm">
            <text:p/>
          </draw:line>
          <draw:line draw:style-name="gr16" draw:text-style-name="P3" draw:layer="layout" svg:x1="6cm" svg:y1="4cm" svg:x2="6cm" svg:y2="4.5cm">
            <text:p/>
          </draw:line>
        </draw:g>
        <draw:g draw:style-name="gr1">
          <draw:custom-shape draw:style-name="gr29" draw:text-style-name="P3" draw:layer="layout" svg:width="0.625cm" svg:height="1cm" svg:x="8.687cm" svg:y="3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3cm" svg:x2="9cm" svg:y2="2.5cm">
            <text:p/>
          </draw:line>
          <draw:line draw:style-name="gr16" draw:text-style-name="P3" draw:layer="layout" svg:x1="9cm" svg:y1="4cm" svg:x2="9cm" svg:y2="4.5cm">
            <text:p/>
          </draw:line>
        </draw:g>
        <draw:g draw:style-name="gr1">
          <draw:custom-shape draw:style-name="gr95" draw:text-style-name="P1" draw:layer="layout" svg:width="1cm" svg:height="1cm" svg:x="10.5cm" svg:y="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6" draw:text-style-name="P2" draw:layer="layout" svg:x1="11cm" svg:y1="3.1cm" svg:x2="11cm" svg:y2="3.9cm">
            <text:p/>
          </draw:line>
          <draw:custom-shape draw:style-name="gr97" draw:text-style-name="P1" draw:layer="layout" svg:width="0.8cm" svg:height="0.8cm" svg:x="10.6cm" svg:y="3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29" draw:text-style-name="P3" draw:layer="layout" svg:width="0.625cm" svg:height="1cm" draw:transform="rotate (1.5707963267949) translate (7cm 2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1.999cm" svg:x2="6.5cm" svg:y2="1.999cm">
            <text:p/>
          </draw:line>
          <draw:line draw:style-name="gr16" draw:text-style-name="P3" draw:layer="layout" svg:x1="8cm" svg:y1="1.999cm" svg:x2="8.5cm" svg:y2="1.999cm">
            <text:p/>
          </draw:line>
        </draw:g>
        <draw:line draw:style-name="gr49" draw:text-style-name="P3" draw:layer="layout" svg:x1="3.5cm" svg:y1="2cm" svg:x2="2.5cm" svg:y2="2cm">
          <text:p/>
        </draw:line>
        <draw:line draw:style-name="gr49" draw:text-style-name="P3" draw:layer="layout" svg:x1="2.5cm" svg:y1="3cm" svg:x2="2.5cm" svg:y2="2cm">
          <text:p/>
        </draw:line>
        <draw:line draw:style-name="gr49" draw:text-style-name="P3" draw:layer="layout" svg:x1="2.5cm" svg:y1="4cm" svg:x2="2.5cm" svg:y2="5cm">
          <text:p/>
        </draw:line>
        <draw:line draw:style-name="gr49" draw:text-style-name="P3" draw:layer="layout" svg:x1="6cm" svg:y1="5cm" svg:x2="2.5cm" svg:y2="5cm">
          <text:p/>
        </draw:line>
        <draw:line draw:style-name="gr49" draw:text-style-name="P3" draw:layer="layout" svg:x1="6cm" svg:y1="5cm" svg:x2="6cm" svg:y2="4.5cm">
          <text:p/>
        </draw:line>
        <draw:line draw:style-name="gr49" draw:text-style-name="P3" draw:layer="layout" svg:x1="6cm" svg:y1="5cm" svg:x2="9cm" svg:y2="5cm">
          <text:p/>
        </draw:line>
        <draw:line draw:style-name="gr49" draw:text-style-name="P3" draw:layer="layout" svg:x1="11cm" svg:y1="5cm" svg:x2="9cm" svg:y2="5cm">
          <text:p/>
        </draw:line>
        <draw:line draw:style-name="gr49" draw:text-style-name="P3" draw:layer="layout" svg:x1="11cm" svg:y1="5cm" svg:x2="11cm" svg:y2="4cm">
          <text:p/>
        </draw:line>
        <draw:line draw:style-name="gr49" draw:text-style-name="P3" draw:layer="layout" svg:x1="11cm" svg:y1="3cm" svg:x2="11cm" svg:y2="2cm">
          <text:p/>
        </draw:line>
        <draw:line draw:style-name="gr49" draw:text-style-name="P3" draw:layer="layout" svg:x1="9cm" svg:y1="2cm" svg:x2="11cm" svg:y2="2cm">
          <text:p/>
        </draw:line>
        <draw:line draw:style-name="gr49" draw:text-style-name="P3" draw:layer="layout" svg:x1="9cm" svg:y1="2cm" svg:x2="8.5cm" svg:y2="2cm">
          <text:p/>
        </draw:line>
        <draw:line draw:style-name="gr49" draw:text-style-name="P3" draw:layer="layout" svg:x1="9cm" svg:y1="2cm" svg:x2="9cm" svg:y2="2.5cm">
          <text:p/>
        </draw:line>
        <draw:line draw:style-name="gr49" draw:text-style-name="P3" draw:layer="layout" svg:x1="9cm" svg:y1="4.5cm" svg:x2="9cm" svg:y2="5cm">
          <text:p/>
        </draw:line>
        <draw:line draw:style-name="gr49" draw:text-style-name="P3" draw:layer="layout" svg:x1="6cm" svg:y1="2cm" svg:x2="6cm" svg:y2="2.5cm">
          <text:p/>
        </draw:line>
        <draw:line draw:style-name="gr49" draw:text-style-name="P3" draw:layer="layout" svg:x1="6cm" svg:y1="2cm" svg:x2="5.5cm" svg:y2="2cm">
          <text:p/>
        </draw:line>
        <draw:line draw:style-name="gr49" draw:text-style-name="P3" draw:layer="layout" svg:x1="6cm" svg:y1="2cm" svg:x2="6.5cm" svg:y2="2cm">
          <text:p/>
        </draw:line>
        <draw:custom-shape draw:style-name="gr51" draw:text-style-name="P8" draw:layer="layout" svg:width="0.125cm" svg:height="0.125cm" svg:x="8.937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8.937cm" svg:y="1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5.937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5.937cm" svg:y="1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7" draw:layer="layout" svg:width="2.001cm" svg:height="1cm" draw:transform="rotate (-1.5707963267949) translate (3.812cm 2.5cm)">
          <text:p text:style-name="P5"><text:span text:style-name="T1">e=5V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svg:x="3.25cm" svg:y="0.75cm">
          <text:p text:style-name="P5"><text:span text:style-name="T1">R</text:span><text:span text:style-name="T2">4</text:span><text:span text:style-name="T1">=4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svg:x="6.251cm" svg:y="0.75cm">
          <text:p text:style-name="P5"><text:span text:style-name="T1">R</text:span><text:span text:style-name="T2">1</text:span><text:span text:style-name="T1">=1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draw:transform="rotate (-1.5707963267949) translate (8.875cm 2.251cm)">
          <text:p text:style-name="P5"><text:span text:style-name="T1">R</text:span><text:span text:style-name="T2">3</text:span><text:span text:style-name="T1">=3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draw:transform="rotate (-1.5707963267949) translate (5.875cm 2.251cm)">
          <text:p text:style-name="P5"><text:span text:style-name="T1">R</text:span><text:span text:style-name="T2">2</text:span><text:span text:style-name="T1">=2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8" draw:text-style-name="P7" draw:layer="layout" svg:width="2.001cm" svg:height="1cm" draw:transform="rotate (-1.5707963267949) translate (12.312cm 2.499cm)">
          <text:p text:style-name="P5"><text:span text:style-name="T1">j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00" draw:text-style-name="P1" draw:layer="layout" svg:width="1cm" svg:height="1cm" svg:x="2cm" svg:y="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01" draw:text-style-name="P2" draw:layer="layout" svg:x1="2.5cm" svg:y1="7.5cm" svg:x2="2.5cm" svg:y2="8.5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4cm 6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6.499cm" svg:x2="3.5cm" svg:y2="6.499cm">
            <text:p/>
          </draw:line>
          <draw:line draw:style-name="gr16" draw:text-style-name="P3" draw:layer="layout" svg:x1="5cm" svg:y1="6.499cm" svg:x2="5.5cm" svg:y2="6.499cm">
            <text:p/>
          </draw:line>
        </draw:g>
        <draw:g draw:style-name="gr1">
          <draw:custom-shape draw:style-name="gr29" draw:text-style-name="P3" draw:layer="layout" svg:width="0.625cm" svg:height="1cm" svg:x="5.687cm" svg:y="7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7.5cm" svg:x2="6cm" svg:y2="7cm">
            <text:p/>
          </draw:line>
          <draw:line draw:style-name="gr16" draw:text-style-name="P3" draw:layer="layout" svg:x1="6cm" svg:y1="8.5cm" svg:x2="6cm" svg:y2="9cm">
            <text:p/>
          </draw:line>
        </draw:g>
        <draw:g draw:style-name="gr1">
          <draw:custom-shape draw:style-name="gr29" draw:text-style-name="P3" draw:layer="layout" svg:width="0.625cm" svg:height="1cm" svg:x="8.687cm" svg:y="7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7.5cm" svg:x2="9cm" svg:y2="7cm">
            <text:p/>
          </draw:line>
          <draw:line draw:style-name="gr16" draw:text-style-name="P3" draw:layer="layout" svg:x1="9cm" svg:y1="8.5cm" svg:x2="9cm" svg:y2="9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7cm 6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6.499cm" svg:x2="6.5cm" svg:y2="6.499cm">
            <text:p/>
          </draw:line>
          <draw:line draw:style-name="gr16" draw:text-style-name="P3" draw:layer="layout" svg:x1="8cm" svg:y1="6.499cm" svg:x2="8.5cm" svg:y2="6.499cm">
            <text:p/>
          </draw:line>
        </draw:g>
        <draw:line draw:style-name="gr49" draw:text-style-name="P3" draw:layer="layout" svg:x1="3.5cm" svg:y1="6.5cm" svg:x2="2.5cm" svg:y2="6.5cm">
          <text:p/>
        </draw:line>
        <draw:line draw:style-name="gr49" draw:text-style-name="P3" draw:layer="layout" svg:x1="2.5cm" svg:y1="7.5cm" svg:x2="2.5cm" svg:y2="6.5cm">
          <text:p/>
        </draw:line>
        <draw:line draw:style-name="gr49" draw:text-style-name="P3" draw:layer="layout" svg:x1="2.5cm" svg:y1="8.5cm" svg:x2="2.5cm" svg:y2="9.5cm">
          <text:p/>
        </draw:line>
        <draw:line draw:style-name="gr49" draw:text-style-name="P3" draw:layer="layout" svg:x1="6cm" svg:y1="9.5cm" svg:x2="2.5cm" svg:y2="9.5cm">
          <text:p/>
        </draw:line>
        <draw:line draw:style-name="gr49" draw:text-style-name="P3" draw:layer="layout" svg:x1="6cm" svg:y1="9.5cm" svg:x2="6cm" svg:y2="9cm">
          <text:p/>
        </draw:line>
        <draw:line draw:style-name="gr49" draw:text-style-name="P3" draw:layer="layout" svg:x1="6cm" svg:y1="9.5cm" svg:x2="9cm" svg:y2="9.5cm">
          <text:p/>
        </draw:line>
        <draw:line draw:style-name="gr49" draw:text-style-name="P3" draw:layer="layout" svg:x1="11cm" svg:y1="9.5cm" svg:x2="9cm" svg:y2="9.5cm">
          <text:p/>
        </draw:line>
        <draw:line draw:style-name="gr49" draw:text-style-name="P3" draw:layer="layout" svg:x1="11cm" svg:y1="9.5cm" svg:x2="11cm" svg:y2="8.5cm">
          <text:p/>
        </draw:line>
        <draw:line draw:style-name="gr49" draw:text-style-name="P3" draw:layer="layout" svg:x1="11cm" svg:y1="7.5cm" svg:x2="11cm" svg:y2="6.5cm">
          <text:p/>
        </draw:line>
        <draw:line draw:style-name="gr49" draw:text-style-name="P3" draw:layer="layout" svg:x1="9cm" svg:y1="6.5cm" svg:x2="11cm" svg:y2="6.5cm">
          <text:p/>
        </draw:line>
        <draw:line draw:style-name="gr49" draw:text-style-name="P3" draw:layer="layout" svg:x1="9cm" svg:y1="6.5cm" svg:x2="8.5cm" svg:y2="6.5cm">
          <text:p/>
        </draw:line>
        <draw:line draw:style-name="gr49" draw:text-style-name="P3" draw:layer="layout" svg:x1="9cm" svg:y1="6.5cm" svg:x2="9cm" svg:y2="7cm">
          <text:p/>
        </draw:line>
        <draw:line draw:style-name="gr49" draw:text-style-name="P3" draw:layer="layout" svg:x1="9cm" svg:y1="9cm" svg:x2="9cm" svg:y2="9.5cm">
          <text:p/>
        </draw:line>
        <draw:line draw:style-name="gr49" draw:text-style-name="P3" draw:layer="layout" svg:x1="6cm" svg:y1="6.5cm" svg:x2="6cm" svg:y2="7cm">
          <text:p/>
        </draw:line>
        <draw:line draw:style-name="gr49" draw:text-style-name="P3" draw:layer="layout" svg:x1="6cm" svg:y1="6.5cm" svg:x2="5.5cm" svg:y2="6.5cm">
          <text:p/>
        </draw:line>
        <draw:line draw:style-name="gr49" draw:text-style-name="P3" draw:layer="layout" svg:x1="6cm" svg:y1="6.5cm" svg:x2="6.5cm" svg:y2="6.5cm">
          <text:p/>
        </draw:line>
        <draw:custom-shape draw:style-name="gr51" draw:text-style-name="P8" draw:layer="layout" svg:width="0.125cm" svg:height="0.125cm" svg:x="8.937cm" svg:y="9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8.937cm" svg:y="6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5.937cm" svg:y="9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5.937cm" svg:y="6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7" draw:layer="layout" svg:width="2.001cm" svg:height="1cm" draw:transform="rotate (-1.5707963267949) translate (3.812cm 7cm)">
          <text:p text:style-name="P5"><text:span text:style-name="T1">e=5V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svg:x="3.25cm" svg:y="5.25cm">
          <text:p text:style-name="P5"><text:span text:style-name="T1">R</text:span><text:span text:style-name="T2">4</text:span><text:span text:style-name="T1">=4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svg:x="6.251cm" svg:y="5.25cm">
          <text:p text:style-name="P5"><text:span text:style-name="T1">R</text:span><text:span text:style-name="T2">1</text:span><text:span text:style-name="T1">=1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7" draw:layer="layout" svg:width="2.499cm" svg:height="1cm" draw:transform="rotate (-1.5707963267949) translate (8.875cm 6.751cm)">
          <text:p text:style-name="P5"><text:span text:style-name="T1">R</text:span><text:span text:style-name="T2">3</text:span><text:span text:style-name="T1">=3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draw:transform="rotate (-1.5707963267949) translate (5.875cm 6.751cm)">
          <text:p text:style-name="P5"><text:span text:style-name="T1">R</text:span><text:span text:style-name="T2">2</text:span><text:span text:style-name="T1">=2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02" draw:text-style-name="P1" draw:layer="layout" svg:width="1cm" svg:height="1cm" svg:x="2cm" svg:y="1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03" draw:text-style-name="P2" draw:layer="layout" svg:x1="2.5cm" svg:y1="12cm" svg:x2="2.5cm" svg:y2="13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4cm 11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10.999cm" svg:x2="3.5cm" svg:y2="10.999cm">
            <text:p/>
          </draw:line>
          <draw:line draw:style-name="gr16" draw:text-style-name="P3" draw:layer="layout" svg:x1="5cm" svg:y1="10.999cm" svg:x2="5.5cm" svg:y2="10.999cm">
            <text:p/>
          </draw:line>
        </draw:g>
        <draw:g draw:style-name="gr1">
          <draw:custom-shape draw:style-name="gr29" draw:text-style-name="P3" draw:layer="layout" svg:width="0.625cm" svg:height="1cm" svg:x="5.687cm" svg:y="12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12cm" svg:x2="6cm" svg:y2="11.5cm">
            <text:p/>
          </draw:line>
          <draw:line draw:style-name="gr16" draw:text-style-name="P3" draw:layer="layout" svg:x1="6cm" svg:y1="13cm" svg:x2="6cm" svg:y2="13.5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7cm 11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10.999cm" svg:x2="6.5cm" svg:y2="10.999cm">
            <text:p/>
          </draw:line>
          <draw:line draw:style-name="gr16" draw:text-style-name="P3" draw:layer="layout" svg:x1="8cm" svg:y1="10.999cm" svg:x2="8.5cm" svg:y2="10.999cm">
            <text:p/>
          </draw:line>
        </draw:g>
        <draw:line draw:style-name="gr49" draw:text-style-name="P3" draw:layer="layout" svg:x1="3.5cm" svg:y1="11cm" svg:x2="2.5cm" svg:y2="11cm">
          <text:p/>
        </draw:line>
        <draw:line draw:style-name="gr49" draw:text-style-name="P3" draw:layer="layout" svg:x1="2.5cm" svg:y1="12cm" svg:x2="2.5cm" svg:y2="11cm">
          <text:p/>
        </draw:line>
        <draw:line draw:style-name="gr49" draw:text-style-name="P3" draw:layer="layout" svg:x1="2.5cm" svg:y1="13cm" svg:x2="2.5cm" svg:y2="14cm">
          <text:p/>
        </draw:line>
        <draw:line draw:style-name="gr49" draw:text-style-name="P3" draw:layer="layout" svg:x1="6cm" svg:y1="14cm" svg:x2="2.5cm" svg:y2="14cm">
          <text:p/>
        </draw:line>
        <draw:line draw:style-name="gr49" draw:text-style-name="P3" draw:layer="layout" svg:x1="6cm" svg:y1="14cm" svg:x2="6cm" svg:y2="13.5cm">
          <text:p/>
        </draw:line>
        <draw:line draw:style-name="gr49" draw:text-style-name="P3" draw:layer="layout" svg:x1="6cm" svg:y1="14cm" svg:x2="9cm" svg:y2="14cm">
          <text:p/>
        </draw:line>
        <draw:line draw:style-name="gr49" draw:text-style-name="P3" draw:layer="layout" svg:x1="9cm" svg:y1="11cm" svg:x2="8.5cm" svg:y2="11cm">
          <text:p/>
        </draw:line>
        <draw:line draw:style-name="gr49" draw:text-style-name="P3" draw:layer="layout" svg:x1="9cm" svg:y1="11cm" svg:x2="9cm" svg:y2="14cm">
          <text:p/>
        </draw:line>
        <draw:line draw:style-name="gr49" draw:text-style-name="P3" draw:layer="layout" svg:x1="6cm" svg:y1="11cm" svg:x2="6cm" svg:y2="11.5cm">
          <text:p/>
        </draw:line>
        <draw:line draw:style-name="gr49" draw:text-style-name="P3" draw:layer="layout" svg:x1="6cm" svg:y1="11cm" svg:x2="5.5cm" svg:y2="11cm">
          <text:p/>
        </draw:line>
        <draw:line draw:style-name="gr49" draw:text-style-name="P3" draw:layer="layout" svg:x1="6cm" svg:y1="11cm" svg:x2="6.5cm" svg:y2="11cm">
          <text:p/>
        </draw:line>
        <draw:custom-shape draw:style-name="gr51" draw:text-style-name="P8" draw:layer="layout" svg:width="0.125cm" svg:height="0.125cm" svg:x="5.937cm" svg:y="1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5.937cm" svg:y="10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7" draw:layer="layout" svg:width="2.001cm" svg:height="1cm" draw:transform="rotate (-1.5707963267949) translate (3.812cm 11.5cm)">
          <text:p text:style-name="P5"><text:span text:style-name="T1">e=5V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draw:transform="rotate (-1.5707963267949) translate (5.875cm 11.251cm)">
          <text:p text:style-name="P5"><text:span text:style-name="T1">R</text:span><text:span text:style-name="T2">2</text:span><text:span text:style-name="T1">=2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svg:x="3.25cm" svg:y="9.75cm">
          <text:p text:style-name="P5"><text:span text:style-name="T1">R</text:span><text:span text:style-name="T2">4</text:span><text:span text:style-name="T1">=4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04" draw:text-style-name="P7" draw:layer="layout" svg:width="3cm" svg:height="1cm" svg:x="6cm" svg:y="9.75cm">
          <text:p text:style-name="P5"><text:span text:style-name="T1">R</text:span><text:span text:style-name="T2">13</text:span><text:span text:style-name="T1">=4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105" draw:text-style-name="P1" draw:layer="layout" svg:width="1cm" svg:height="1cm" svg:x="2cm" svg:y="16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06" draw:text-style-name="P2" draw:layer="layout" svg:x1="2.5cm" svg:y1="16.5cm" svg:x2="2.5cm" svg:y2="17.5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4cm 15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15.499cm" svg:x2="3.5cm" svg:y2="15.499cm">
            <text:p/>
          </draw:line>
          <draw:line draw:style-name="gr16" draw:text-style-name="P3" draw:layer="layout" svg:x1="5cm" svg:y1="15.499cm" svg:x2="5.5cm" svg:y2="15.499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7cm 15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15.499cm" svg:x2="6.5cm" svg:y2="15.499cm">
            <text:p/>
          </draw:line>
          <draw:line draw:style-name="gr16" draw:text-style-name="P3" draw:layer="layout" svg:x1="8cm" svg:y1="15.499cm" svg:x2="8.5cm" svg:y2="15.499cm">
            <text:p/>
          </draw:line>
        </draw:g>
        <draw:line draw:style-name="gr49" draw:text-style-name="P3" draw:layer="layout" svg:x1="3.5cm" svg:y1="15.5cm" svg:x2="2.5cm" svg:y2="15.5cm">
          <text:p/>
        </draw:line>
        <draw:line draw:style-name="gr49" draw:text-style-name="P3" draw:layer="layout" svg:x1="2.5cm" svg:y1="16.5cm" svg:x2="2.5cm" svg:y2="15.5cm">
          <text:p/>
        </draw:line>
        <draw:line draw:style-name="gr49" draw:text-style-name="P3" draw:layer="layout" svg:x1="2.5cm" svg:y1="17.5cm" svg:x2="2.5cm" svg:y2="18.5cm">
          <text:p/>
        </draw:line>
        <draw:line draw:style-name="gr49" draw:text-style-name="P3" draw:layer="layout" svg:x1="6cm" svg:y1="18.5cm" svg:x2="2.5cm" svg:y2="18.5cm">
          <text:p/>
        </draw:line>
        <draw:line draw:style-name="gr49" draw:text-style-name="P3" draw:layer="layout" svg:x1="6cm" svg:y1="18.5cm" svg:x2="9cm" svg:y2="18.5cm">
          <text:p/>
        </draw:line>
        <draw:line draw:style-name="gr49" draw:text-style-name="P3" draw:layer="layout" svg:x1="9cm" svg:y1="15.5cm" svg:x2="8.5cm" svg:y2="15.5cm">
          <text:p/>
        </draw:line>
        <draw:line draw:style-name="gr49" draw:text-style-name="P3" draw:layer="layout" svg:x1="9cm" svg:y1="15.5cm" svg:x2="9cm" svg:y2="18.5cm">
          <text:p/>
        </draw:line>
        <draw:line draw:style-name="gr49" draw:text-style-name="P3" draw:layer="layout" svg:x1="6cm" svg:y1="15.5cm" svg:x2="5.5cm" svg:y2="15.5cm">
          <text:p/>
        </draw:line>
        <draw:line draw:style-name="gr49" draw:text-style-name="P3" draw:layer="layout" svg:x1="6cm" svg:y1="15.5cm" svg:x2="6.5cm" svg:y2="15.5cm">
          <text:p/>
        </draw:line>
        <draw:custom-shape draw:style-name="gr98" draw:text-style-name="P7" draw:layer="layout" svg:width="2.001cm" svg:height="1cm" draw:transform="rotate (-1.5707963267949) translate (3.812cm 16cm)">
          <text:p text:style-name="P5"><text:span text:style-name="T1">e=5V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svg:x="3.25cm" svg:y="14.25cm">
          <text:p text:style-name="P5"><text:span text:style-name="T1">R</text:span><text:span text:style-name="T2">4</text:span><text:span text:style-name="T1">=4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07" draw:text-style-name="P7" draw:layer="layout" svg:width="4cm" svg:height="1cm" svg:x="5.5cm" svg:y="14.25cm">
          <text:p text:style-name="P5"><text:span text:style-name="T1">R</text:span><text:span text:style-name="T2">123</text:span><text:span text:style-name="T1">=1,33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108" draw:text-style-name="P1" draw:layer="layout" svg:width="1cm" svg:height="1cm" svg:x="2cm" svg:y="2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09" draw:text-style-name="P2" draw:layer="layout" svg:x1="2.5cm" svg:y1="21cm" svg:x2="2.5cm" svg:y2="22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4cm 20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19.999cm" svg:x2="3.5cm" svg:y2="19.999cm">
            <text:p/>
          </draw:line>
          <draw:line draw:style-name="gr16" draw:text-style-name="P3" draw:layer="layout" svg:x1="5cm" svg:y1="19.999cm" svg:x2="5.5cm" svg:y2="19.999cm">
            <text:p/>
          </draw:line>
        </draw:g>
        <draw:g draw:style-name="gr1">
          <draw:custom-shape draw:style-name="gr29" draw:text-style-name="P3" draw:layer="layout" svg:width="0.625cm" svg:height="1cm" svg:x="5.687cm" svg:y="21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21cm" svg:x2="6cm" svg:y2="20.5cm">
            <text:p/>
          </draw:line>
          <draw:line draw:style-name="gr16" draw:text-style-name="P3" draw:layer="layout" svg:x1="6cm" svg:y1="22cm" svg:x2="6cm" svg:y2="22.5cm">
            <text:p/>
          </draw:line>
        </draw:g>
        <draw:g draw:style-name="gr1">
          <draw:custom-shape draw:style-name="gr29" draw:text-style-name="P3" draw:layer="layout" svg:width="0.625cm" svg:height="1cm" svg:x="8.687cm" svg:y="21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21cm" svg:x2="9cm" svg:y2="20.5cm">
            <text:p/>
          </draw:line>
          <draw:line draw:style-name="gr16" draw:text-style-name="P3" draw:layer="layout" svg:x1="9cm" svg:y1="22cm" svg:x2="9cm" svg:y2="22.5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7cm 20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19.999cm" svg:x2="6.5cm" svg:y2="19.999cm">
            <text:p/>
          </draw:line>
          <draw:line draw:style-name="gr16" draw:text-style-name="P3" draw:layer="layout" svg:x1="8cm" svg:y1="19.999cm" svg:x2="8.5cm" svg:y2="19.999cm">
            <text:p/>
          </draw:line>
        </draw:g>
        <draw:line draw:style-name="gr49" draw:text-style-name="P3" draw:layer="layout" svg:x1="3.5cm" svg:y1="20cm" svg:x2="2.5cm" svg:y2="20cm">
          <text:p/>
        </draw:line>
        <draw:line draw:style-name="gr49" draw:text-style-name="P3" draw:layer="layout" svg:x1="2.5cm" svg:y1="21cm" svg:x2="2.5cm" svg:y2="20cm">
          <text:p/>
        </draw:line>
        <draw:line draw:style-name="gr49" draw:text-style-name="P3" draw:layer="layout" svg:x1="2.5cm" svg:y1="22cm" svg:x2="2.5cm" svg:y2="23cm">
          <text:p/>
        </draw:line>
        <draw:line draw:style-name="gr49" draw:text-style-name="P3" draw:layer="layout" svg:x1="6cm" svg:y1="23cm" svg:x2="2.5cm" svg:y2="23cm">
          <text:p/>
        </draw:line>
        <draw:line draw:style-name="gr49" draw:text-style-name="P3" draw:layer="layout" svg:x1="6cm" svg:y1="23cm" svg:x2="6cm" svg:y2="22.5cm">
          <text:p/>
        </draw:line>
        <draw:line draw:style-name="gr49" draw:text-style-name="P3" draw:layer="layout" svg:x1="6cm" svg:y1="23cm" svg:x2="9cm" svg:y2="23cm">
          <text:p/>
        </draw:line>
        <draw:line draw:style-name="gr49" draw:text-style-name="P3" draw:layer="layout" svg:x1="9cm" svg:y1="20cm" svg:x2="8.5cm" svg:y2="20cm">
          <text:p/>
        </draw:line>
        <draw:line draw:style-name="gr49" draw:text-style-name="P3" draw:layer="layout" svg:x1="9cm" svg:y1="20cm" svg:x2="9cm" svg:y2="20.5cm">
          <text:p/>
        </draw:line>
        <draw:line draw:style-name="gr49" draw:text-style-name="P3" draw:layer="layout" svg:x1="9cm" svg:y1="22.5cm" svg:x2="9cm" svg:y2="23cm">
          <text:p/>
        </draw:line>
        <draw:line draw:style-name="gr49" draw:text-style-name="P3" draw:layer="layout" svg:x1="6cm" svg:y1="20cm" svg:x2="6cm" svg:y2="20.5cm">
          <text:p/>
        </draw:line>
        <draw:line draw:style-name="gr49" draw:text-style-name="P3" draw:layer="layout" svg:x1="6cm" svg:y1="20cm" svg:x2="5.5cm" svg:y2="20cm">
          <text:p/>
        </draw:line>
        <draw:line draw:style-name="gr49" draw:text-style-name="P3" draw:layer="layout" svg:x1="6cm" svg:y1="20cm" svg:x2="6.5cm" svg:y2="20cm">
          <text:p/>
        </draw:line>
        <draw:custom-shape draw:style-name="gr51" draw:text-style-name="P8" draw:layer="layout" svg:width="0.125cm" svg:height="0.125cm" svg:x="5.937cm" svg:y="22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5.937cm" svg:y="19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7" draw:layer="layout" svg:width="2.001cm" svg:height="1cm" draw:transform="rotate (-1.5707963267949) translate (3.812cm 20.5cm)">
          <text:p text:style-name="P5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svg:x="3.25cm" svg:y="18.75cm">
          <text:p text:style-name="P5"><text:span text:style-name="T1">R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svg:x="6.251cm" svg:y="18.75cm">
          <text:p text:style-name="P5"><text:span text:style-name="T1">R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7" draw:layer="layout" svg:width="2.499cm" svg:height="1cm" draw:transform="rotate (-1.5707963267949) translate (8.875cm 20.251cm)">
          <text:p text:style-name="P5"><text:span text:style-name="T1">R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draw:transform="rotate (-1.5707963267949) translate (5.875cm 20.251cm)">
          <text:p text:style-name="P5"><text:span text:style-name="T1">R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10" draw:text-style-name="P7" draw:layer="layout" svg:width="2.874cm" svg:height="1cm" svg:x="1.437cm" svg:y="19cm">
          <text:p text:style-name="P5"><text:span text:style-name="T1">0,9375A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2.5cm" svg:y1="20cm" svg:x2="3.5cm" svg:y2="20cm">
          <text:p/>
        </draw:line>
        <draw:line draw:style-name="gr41" draw:text-style-name="P3" draw:layer="layout" svg:x1="8.062cm" svg:y1="20cm" svg:x2="8.5cm" svg:y2="20cm">
          <text:p/>
        </draw:line>
        <draw:custom-shape draw:style-name="gr110" draw:text-style-name="P7" draw:layer="layout" svg:width="2.874cm" svg:height="1cm" svg:x="7.75cm" svg:y="19cm">
          <text:p text:style-name="P5"><text:span text:style-name="T1">0,3125A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6cm" svg:y1="22cm" svg:x2="6cm" svg:y2="22.5cm">
          <text:p/>
        </draw:line>
        <draw:custom-shape draw:style-name="gr67" draw:text-style-name="P7" draw:layer="layout" svg:width="2.563cm" svg:height="1cm" draw:transform="rotate (-1.5707963267949) translate (7.125cm 20.437cm)">
          <text:p text:style-name="P5"><text:span text:style-name="T1">0,625A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g draw:style-name="gr1">
          <draw:custom-shape draw:style-name="gr29" draw:text-style-name="P3" draw:layer="layout" svg:width="0.625cm" svg:height="1cm" draw:transform="rotate (1.5707963267949) translate (4cm 3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3.499cm" svg:x2="3.5cm" svg:y2="3.499cm">
            <text:p/>
          </draw:line>
          <draw:line draw:style-name="gr16" draw:text-style-name="P3" draw:layer="layout" svg:x1="5cm" svg:y1="3.499cm" svg:x2="5.5cm" svg:y2="3.499cm">
            <text:p/>
          </draw:line>
        </draw:g>
        <draw:g draw:style-name="gr1">
          <draw:custom-shape draw:style-name="gr29" draw:text-style-name="P3" draw:layer="layout" svg:width="0.625cm" svg:height="1cm" svg:x="5.687cm" svg:y="4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4.5cm" svg:x2="6cm" svg:y2="4cm">
            <text:p/>
          </draw:line>
          <draw:line draw:style-name="gr16" draw:text-style-name="P3" draw:layer="layout" svg:x1="6cm" svg:y1="5.5cm" svg:x2="6cm" svg:y2="6cm">
            <text:p/>
          </draw:line>
        </draw:g>
        <draw:g draw:style-name="gr1">
          <draw:custom-shape draw:style-name="gr29" draw:text-style-name="P3" draw:layer="layout" svg:width="0.625cm" svg:height="1cm" svg:x="8.687cm" svg:y="4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4.5cm" svg:x2="9cm" svg:y2="4cm">
            <text:p/>
          </draw:line>
          <draw:line draw:style-name="gr16" draw:text-style-name="P3" draw:layer="layout" svg:x1="9cm" svg:y1="5.5cm" svg:x2="9cm" svg:y2="6cm">
            <text:p/>
          </draw:line>
        </draw:g>
        <draw:g draw:style-name="gr1">
          <draw:custom-shape draw:style-name="gr111" draw:text-style-name="P1" draw:layer="layout" svg:width="1cm" svg:height="1cm" svg:x="10.5cm" svg:y="4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2" draw:text-style-name="P2" draw:layer="layout" svg:x1="11cm" svg:y1="4.6cm" svg:x2="11cm" svg:y2="5.4cm">
            <text:p/>
          </draw:line>
          <draw:custom-shape draw:style-name="gr113" draw:text-style-name="P1" draw:layer="layout" svg:width="0.8cm" svg:height="0.8cm" svg:x="10.6cm" svg:y="4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29" draw:text-style-name="P3" draw:layer="layout" svg:width="0.625cm" svg:height="1cm" draw:transform="rotate (1.5707963267949) translate (7cm 3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3.499cm" svg:x2="6.5cm" svg:y2="3.499cm">
            <text:p/>
          </draw:line>
          <draw:line draw:style-name="gr16" draw:text-style-name="P3" draw:layer="layout" svg:x1="8cm" svg:y1="3.499cm" svg:x2="8.5cm" svg:y2="3.499cm">
            <text:p/>
          </draw:line>
        </draw:g>
        <draw:line draw:style-name="gr49" draw:text-style-name="P3" draw:layer="layout" svg:x1="3.5cm" svg:y1="3.5cm" svg:x2="2.5cm" svg:y2="3.5cm">
          <text:p/>
        </draw:line>
        <draw:line draw:style-name="gr49" draw:text-style-name="P3" draw:layer="layout" svg:x1="2.5cm" svg:y1="3.5cm" svg:x2="2.5cm" svg:y2="6.5cm">
          <text:p/>
        </draw:line>
        <draw:line draw:style-name="gr49" draw:text-style-name="P3" draw:layer="layout" svg:x1="6cm" svg:y1="6.5cm" svg:x2="2.5cm" svg:y2="6.5cm">
          <text:p/>
        </draw:line>
        <draw:line draw:style-name="gr49" draw:text-style-name="P3" draw:layer="layout" svg:x1="6cm" svg:y1="6.5cm" svg:x2="6cm" svg:y2="6cm">
          <text:p/>
        </draw:line>
        <draw:line draw:style-name="gr49" draw:text-style-name="P3" draw:layer="layout" svg:x1="6cm" svg:y1="6.5cm" svg:x2="9cm" svg:y2="6.5cm">
          <text:p/>
        </draw:line>
        <draw:line draw:style-name="gr49" draw:text-style-name="P3" draw:layer="layout" svg:x1="11cm" svg:y1="6.5cm" svg:x2="9cm" svg:y2="6.5cm">
          <text:p/>
        </draw:line>
        <draw:line draw:style-name="gr49" draw:text-style-name="P3" draw:layer="layout" svg:x1="11cm" svg:y1="6.5cm" svg:x2="11cm" svg:y2="5.5cm">
          <text:p/>
        </draw:line>
        <draw:line draw:style-name="gr49" draw:text-style-name="P3" draw:layer="layout" svg:x1="11cm" svg:y1="4.5cm" svg:x2="11cm" svg:y2="3.5cm">
          <text:p/>
        </draw:line>
        <draw:line draw:style-name="gr49" draw:text-style-name="P3" draw:layer="layout" svg:x1="9cm" svg:y1="3.5cm" svg:x2="11cm" svg:y2="3.5cm">
          <text:p/>
        </draw:line>
        <draw:line draw:style-name="gr49" draw:text-style-name="P3" draw:layer="layout" svg:x1="9cm" svg:y1="3.5cm" svg:x2="8.5cm" svg:y2="3.5cm">
          <text:p/>
        </draw:line>
        <draw:line draw:style-name="gr49" draw:text-style-name="P3" draw:layer="layout" svg:x1="9cm" svg:y1="3.5cm" svg:x2="9cm" svg:y2="4cm">
          <text:p/>
        </draw:line>
        <draw:line draw:style-name="gr49" draw:text-style-name="P3" draw:layer="layout" svg:x1="9cm" svg:y1="6cm" svg:x2="9cm" svg:y2="6.5cm">
          <text:p/>
        </draw:line>
        <draw:line draw:style-name="gr49" draw:text-style-name="P3" draw:layer="layout" svg:x1="6cm" svg:y1="3.5cm" svg:x2="6cm" svg:y2="4cm">
          <text:p/>
        </draw:line>
        <draw:line draw:style-name="gr49" draw:text-style-name="P3" draw:layer="layout" svg:x1="6cm" svg:y1="3.5cm" svg:x2="5.5cm" svg:y2="3.5cm">
          <text:p/>
        </draw:line>
        <draw:line draw:style-name="gr49" draw:text-style-name="P3" draw:layer="layout" svg:x1="6cm" svg:y1="3.5cm" svg:x2="6.5cm" svg:y2="3.5cm">
          <text:p/>
        </draw:line>
        <draw:custom-shape draw:style-name="gr51" draw:text-style-name="P8" draw:layer="layout" svg:width="0.125cm" svg:height="0.125cm" svg:x="8.937cm" svg:y="6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8.937cm" svg:y="3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5.937cm" svg:y="6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5.937cm" svg:y="3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7" draw:layer="layout" svg:width="2.499cm" svg:height="1cm" svg:x="3.25cm" svg:y="2.25cm">
          <text:p text:style-name="P5"><text:span text:style-name="T1">R</text:span><text:span text:style-name="T2">4</text:span><text:span text:style-name="T1">=4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svg:x="6.251cm" svg:y="2.25cm">
          <text:p text:style-name="P5"><text:span text:style-name="T1">R</text:span><text:span text:style-name="T2">1</text:span><text:span text:style-name="T1">=1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draw:transform="rotate (-1.5707963267949) translate (8.875cm 3.751cm)">
          <text:p text:style-name="P5"><text:span text:style-name="T1">R</text:span><text:span text:style-name="T2">3</text:span><text:span text:style-name="T1">=3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draw:transform="rotate (-1.5707963267949) translate (5.875cm 3.751cm)">
          <text:p text:style-name="P5"><text:span text:style-name="T1">R</text:span><text:span text:style-name="T2">2</text:span><text:span text:style-name="T1">=2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8" draw:text-style-name="P7" draw:layer="layout" svg:width="2.001cm" svg:height="1cm" draw:transform="rotate (-1.5707963267949) translate (12.312cm 3.999cm)">
          <text:p text:style-name="P5"><text:span text:style-name="T1">j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svg:x="5.687cm" svg:y="9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9cm" svg:x2="6cm" svg:y2="8.5cm">
            <text:p/>
          </draw:line>
          <draw:line draw:style-name="gr16" draw:text-style-name="P3" draw:layer="layout" svg:x1="6cm" svg:y1="10cm" svg:x2="6cm" svg:y2="10.5cm">
            <text:p/>
          </draw:line>
        </draw:g>
        <draw:g draw:style-name="gr1">
          <draw:custom-shape draw:style-name="gr29" draw:text-style-name="P3" draw:layer="layout" svg:width="0.625cm" svg:height="1cm" svg:x="8.687cm" svg:y="9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9cm" svg:x2="9cm" svg:y2="8.5cm">
            <text:p/>
          </draw:line>
          <draw:line draw:style-name="gr16" draw:text-style-name="P3" draw:layer="layout" svg:x1="9cm" svg:y1="10cm" svg:x2="9cm" svg:y2="10.5cm">
            <text:p/>
          </draw:line>
        </draw:g>
        <draw:g draw:style-name="gr1">
          <draw:custom-shape draw:style-name="gr114" draw:text-style-name="P1" draw:layer="layout" svg:width="1cm" svg:height="1cm" svg:x="10.5cm" svg:y="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5" draw:text-style-name="P2" draw:layer="layout" svg:x1="11cm" svg:y1="9.1cm" svg:x2="11cm" svg:y2="9.9cm">
            <text:p/>
          </draw:line>
          <draw:custom-shape draw:style-name="gr116" draw:text-style-name="P1" draw:layer="layout" svg:width="0.8cm" svg:height="0.8cm" svg:x="10.6cm" svg:y="9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29" draw:text-style-name="P3" draw:layer="layout" svg:width="0.625cm" svg:height="1cm" draw:transform="rotate (1.5707963267949) translate (7cm 8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7.999cm" svg:x2="6.5cm" svg:y2="7.999cm">
            <text:p/>
          </draw:line>
          <draw:line draw:style-name="gr16" draw:text-style-name="P3" draw:layer="layout" svg:x1="8cm" svg:y1="7.999cm" svg:x2="8.5cm" svg:y2="7.999cm">
            <text:p/>
          </draw:line>
        </draw:g>
        <draw:line draw:style-name="gr49" draw:text-style-name="P3" draw:layer="layout" svg:x1="6cm" svg:y1="11cm" svg:x2="6cm" svg:y2="10.5cm">
          <text:p/>
        </draw:line>
        <draw:line draw:style-name="gr49" draw:text-style-name="P3" draw:layer="layout" svg:x1="6cm" svg:y1="11cm" svg:x2="9cm" svg:y2="11cm">
          <text:p/>
        </draw:line>
        <draw:line draw:style-name="gr49" draw:text-style-name="P3" draw:layer="layout" svg:x1="11cm" svg:y1="11cm" svg:x2="9cm" svg:y2="11cm">
          <text:p/>
        </draw:line>
        <draw:line draw:style-name="gr49" draw:text-style-name="P3" draw:layer="layout" svg:x1="11cm" svg:y1="11cm" svg:x2="11cm" svg:y2="10cm">
          <text:p/>
        </draw:line>
        <draw:line draw:style-name="gr49" draw:text-style-name="P3" draw:layer="layout" svg:x1="11cm" svg:y1="9cm" svg:x2="11cm" svg:y2="8cm">
          <text:p/>
        </draw:line>
        <draw:line draw:style-name="gr49" draw:text-style-name="P3" draw:layer="layout" svg:x1="9cm" svg:y1="8cm" svg:x2="11cm" svg:y2="8cm">
          <text:p/>
        </draw:line>
        <draw:line draw:style-name="gr49" draw:text-style-name="P3" draw:layer="layout" svg:x1="9cm" svg:y1="8cm" svg:x2="8.5cm" svg:y2="8cm">
          <text:p/>
        </draw:line>
        <draw:line draw:style-name="gr49" draw:text-style-name="P3" draw:layer="layout" svg:x1="9cm" svg:y1="8cm" svg:x2="9cm" svg:y2="8.5cm">
          <text:p/>
        </draw:line>
        <draw:line draw:style-name="gr49" draw:text-style-name="P3" draw:layer="layout" svg:x1="9cm" svg:y1="10.5cm" svg:x2="9cm" svg:y2="11cm">
          <text:p/>
        </draw:line>
        <draw:line draw:style-name="gr49" draw:text-style-name="P3" draw:layer="layout" svg:x1="6cm" svg:y1="8cm" svg:x2="6cm" svg:y2="8.5cm">
          <text:p/>
        </draw:line>
        <draw:line draw:style-name="gr49" draw:text-style-name="P3" draw:layer="layout" svg:x1="6cm" svg:y1="8cm" svg:x2="6.5cm" svg:y2="8cm">
          <text:p/>
        </draw:line>
        <draw:custom-shape draw:style-name="gr51" draw:text-style-name="P8" draw:layer="layout" svg:width="0.125cm" svg:height="0.125cm" svg:x="8.937cm" svg:y="10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8.937cm" svg:y="7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7" draw:layer="layout" svg:width="2.499cm" svg:height="1cm" svg:x="6.251cm" svg:y="6.75cm">
          <text:p text:style-name="P5"><text:span text:style-name="T1">R</text:span><text:span text:style-name="T2">1</text:span><text:span text:style-name="T1">=1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draw:transform="rotate (-1.5707963267949) translate (8.875cm 8.251cm)">
          <text:p text:style-name="P5"><text:span text:style-name="T1">R</text:span><text:span text:style-name="T2">3</text:span><text:span text:style-name="T1">=3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07" draw:text-style-name="P7" draw:layer="layout" svg:width="4cm" svg:height="1cm" draw:transform="rotate (-1.5707963267949) translate (5.875cm 7.5cm)">
          <text:p text:style-name="P5"><text:span text:style-name="T1">R</text:span><text:span text:style-name="T2">24</text:span><text:span text:style-name="T1">=1,33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8" draw:text-style-name="P7" draw:layer="layout" svg:width="2.001cm" svg:height="1cm" draw:transform="rotate (-1.5707963267949) translate (12.312cm 8.499cm)">
          <text:p text:style-name="P5"><text:span text:style-name="T1">j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svg:x="5.687cm" svg:y="13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13.5cm" svg:x2="6cm" svg:y2="13cm">
            <text:p/>
          </draw:line>
          <draw:line draw:style-name="gr16" draw:text-style-name="P3" draw:layer="layout" svg:x1="6cm" svg:y1="14.5cm" svg:x2="6cm" svg:y2="15cm">
            <text:p/>
          </draw:line>
        </draw:g>
        <draw:g draw:style-name="gr1">
          <draw:custom-shape draw:style-name="gr29" draw:text-style-name="P3" draw:layer="layout" svg:width="0.625cm" svg:height="1cm" svg:x="8.687cm" svg:y="13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13.5cm" svg:x2="9cm" svg:y2="13cm">
            <text:p/>
          </draw:line>
          <draw:line draw:style-name="gr16" draw:text-style-name="P3" draw:layer="layout" svg:x1="9cm" svg:y1="14.5cm" svg:x2="9cm" svg:y2="15cm">
            <text:p/>
          </draw:line>
        </draw:g>
        <draw:g draw:style-name="gr1">
          <draw:custom-shape draw:style-name="gr117" draw:text-style-name="P1" draw:layer="layout" svg:width="1cm" svg:height="1cm" svg:x="10.5cm" svg:y="13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8" draw:text-style-name="P2" draw:layer="layout" svg:x1="11cm" svg:y1="13.6cm" svg:x2="11cm" svg:y2="14.4cm">
            <text:p/>
          </draw:line>
          <draw:custom-shape draw:style-name="gr119" draw:text-style-name="P1" draw:layer="layout" svg:width="0.8cm" svg:height="0.8cm" svg:x="10.6cm" svg:y="13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49" draw:text-style-name="P3" draw:layer="layout" svg:x1="6cm" svg:y1="15.5cm" svg:x2="6cm" svg:y2="15cm">
          <text:p/>
        </draw:line>
        <draw:line draw:style-name="gr49" draw:text-style-name="P3" draw:layer="layout" svg:x1="6cm" svg:y1="15.5cm" svg:x2="9cm" svg:y2="15.5cm">
          <text:p/>
        </draw:line>
        <draw:line draw:style-name="gr49" draw:text-style-name="P3" draw:layer="layout" svg:x1="11cm" svg:y1="15.5cm" svg:x2="9cm" svg:y2="15.5cm">
          <text:p/>
        </draw:line>
        <draw:line draw:style-name="gr49" draw:text-style-name="P3" draw:layer="layout" svg:x1="11cm" svg:y1="15.5cm" svg:x2="11cm" svg:y2="14.5cm">
          <text:p/>
        </draw:line>
        <draw:line draw:style-name="gr49" draw:text-style-name="P3" draw:layer="layout" svg:x1="11cm" svg:y1="13.5cm" svg:x2="11cm" svg:y2="12.5cm">
          <text:p/>
        </draw:line>
        <draw:line draw:style-name="gr49" draw:text-style-name="P3" draw:layer="layout" svg:x1="9cm" svg:y1="12.5cm" svg:x2="11cm" svg:y2="12.5cm">
          <text:p/>
        </draw:line>
        <draw:line draw:style-name="gr49" draw:text-style-name="P3" draw:layer="layout" svg:x1="9cm" svg:y1="12.5cm" svg:x2="9cm" svg:y2="13cm">
          <text:p/>
        </draw:line>
        <draw:line draw:style-name="gr49" draw:text-style-name="P3" draw:layer="layout" svg:x1="9cm" svg:y1="15cm" svg:x2="9cm" svg:y2="15.5cm">
          <text:p/>
        </draw:line>
        <draw:line draw:style-name="gr49" draw:text-style-name="P3" draw:layer="layout" svg:x1="6cm" svg:y1="12.5cm" svg:x2="6cm" svg:y2="13cm">
          <text:p/>
        </draw:line>
        <draw:line draw:style-name="gr49" draw:text-style-name="P3" draw:layer="layout" svg:x1="6cm" svg:y1="12.5cm" svg:x2="9cm" svg:y2="12.5cm">
          <text:p/>
        </draw:line>
        <draw:custom-shape draw:style-name="gr51" draw:text-style-name="P8" draw:layer="layout" svg:width="0.125cm" svg:height="0.125cm" svg:x="8.937cm" svg:y="15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8.937cm" svg:y="12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7" draw:layer="layout" svg:width="2.499cm" svg:height="1cm" draw:transform="rotate (-1.5707963267949) translate (8.875cm 12.751cm)">
          <text:p text:style-name="P5"><text:span text:style-name="T1">R</text:span><text:span text:style-name="T2">3</text:span><text:span text:style-name="T1">=3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07" draw:text-style-name="P7" draw:layer="layout" svg:width="4cm" svg:height="1cm" draw:transform="rotate (-1.5707963267949) translate (5.875cm 12cm)">
          <text:p text:style-name="P5"><text:span text:style-name="T1">R</text:span><text:span text:style-name="T2">124</text:span><text:span text:style-name="T1">=2,33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8" draw:text-style-name="P7" draw:layer="layout" svg:width="2.001cm" svg:height="1cm" draw:transform="rotate (-1.5707963267949) translate (12.312cm 12.999cm)">
          <text:p text:style-name="P5"><text:span text:style-name="T1">j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4cm 17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17.499cm" svg:x2="3.5cm" svg:y2="17.499cm">
            <text:p/>
          </draw:line>
          <draw:line draw:style-name="gr16" draw:text-style-name="P3" draw:layer="layout" svg:x1="5cm" svg:y1="17.499cm" svg:x2="5.5cm" svg:y2="17.499cm">
            <text:p/>
          </draw:line>
        </draw:g>
        <draw:g draw:style-name="gr1">
          <draw:custom-shape draw:style-name="gr29" draw:text-style-name="P3" draw:layer="layout" svg:width="0.625cm" svg:height="1cm" svg:x="5.687cm" svg:y="18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18.5cm" svg:x2="6cm" svg:y2="18cm">
            <text:p/>
          </draw:line>
          <draw:line draw:style-name="gr16" draw:text-style-name="P3" draw:layer="layout" svg:x1="6cm" svg:y1="19.5cm" svg:x2="6cm" svg:y2="20cm">
            <text:p/>
          </draw:line>
        </draw:g>
        <draw:g draw:style-name="gr1">
          <draw:custom-shape draw:style-name="gr29" draw:text-style-name="P3" draw:layer="layout" svg:width="0.625cm" svg:height="1cm" svg:x="8.687cm" svg:y="18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18.5cm" svg:x2="9cm" svg:y2="18cm">
            <text:p/>
          </draw:line>
          <draw:line draw:style-name="gr16" draw:text-style-name="P3" draw:layer="layout" svg:x1="9cm" svg:y1="19.5cm" svg:x2="9cm" svg:y2="20cm">
            <text:p/>
          </draw:line>
        </draw:g>
        <draw:g draw:style-name="gr1">
          <draw:custom-shape draw:style-name="gr120" draw:text-style-name="P1" draw:layer="layout" svg:width="1cm" svg:height="1cm" svg:x="10.5cm" svg:y="18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1" draw:text-style-name="P2" draw:layer="layout" svg:x1="11cm" svg:y1="18.6cm" svg:x2="11cm" svg:y2="19.4cm">
            <text:p/>
          </draw:line>
          <draw:custom-shape draw:style-name="gr122" draw:text-style-name="P1" draw:layer="layout" svg:width="0.8cm" svg:height="0.8cm" svg:x="10.6cm" svg:y="18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29" draw:text-style-name="P3" draw:layer="layout" svg:width="0.625cm" svg:height="1cm" draw:transform="rotate (1.5707963267949) translate (7cm 17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17.499cm" svg:x2="6.5cm" svg:y2="17.499cm">
            <text:p/>
          </draw:line>
          <draw:line draw:style-name="gr16" draw:text-style-name="P3" draw:layer="layout" svg:x1="8cm" svg:y1="17.499cm" svg:x2="8.5cm" svg:y2="17.499cm">
            <text:p/>
          </draw:line>
        </draw:g>
        <draw:line draw:style-name="gr49" draw:text-style-name="P3" draw:layer="layout" svg:x1="3.5cm" svg:y1="17.5cm" svg:x2="2.5cm" svg:y2="17.5cm">
          <text:p/>
        </draw:line>
        <draw:line draw:style-name="gr49" draw:text-style-name="P3" draw:layer="layout" svg:x1="2.5cm" svg:y1="17.5cm" svg:x2="2.5cm" svg:y2="20.5cm">
          <text:p/>
        </draw:line>
        <draw:line draw:style-name="gr49" draw:text-style-name="P3" draw:layer="layout" svg:x1="6cm" svg:y1="20.5cm" svg:x2="2.5cm" svg:y2="20.5cm">
          <text:p/>
        </draw:line>
        <draw:line draw:style-name="gr49" draw:text-style-name="P3" draw:layer="layout" svg:x1="6cm" svg:y1="20.5cm" svg:x2="6cm" svg:y2="20cm">
          <text:p/>
        </draw:line>
        <draw:line draw:style-name="gr49" draw:text-style-name="P3" draw:layer="layout" svg:x1="6cm" svg:y1="20.5cm" svg:x2="9cm" svg:y2="20.5cm">
          <text:p/>
        </draw:line>
        <draw:line draw:style-name="gr49" draw:text-style-name="P3" draw:layer="layout" svg:x1="11cm" svg:y1="20.5cm" svg:x2="9cm" svg:y2="20.5cm">
          <text:p/>
        </draw:line>
        <draw:line draw:style-name="gr49" draw:text-style-name="P3" draw:layer="layout" svg:x1="11cm" svg:y1="20.5cm" svg:x2="11cm" svg:y2="19.5cm">
          <text:p/>
        </draw:line>
        <draw:line draw:style-name="gr49" draw:text-style-name="P3" draw:layer="layout" svg:x1="11cm" svg:y1="18.5cm" svg:x2="11cm" svg:y2="17.5cm">
          <text:p/>
        </draw:line>
        <draw:line draw:style-name="gr49" draw:text-style-name="P3" draw:layer="layout" svg:x1="9cm" svg:y1="17.5cm" svg:x2="11cm" svg:y2="17.5cm">
          <text:p/>
        </draw:line>
        <draw:line draw:style-name="gr49" draw:text-style-name="P3" draw:layer="layout" svg:x1="9cm" svg:y1="17.5cm" svg:x2="8.5cm" svg:y2="17.5cm">
          <text:p/>
        </draw:line>
        <draw:line draw:style-name="gr49" draw:text-style-name="P3" draw:layer="layout" svg:x1="9cm" svg:y1="17.5cm" svg:x2="9cm" svg:y2="18cm">
          <text:p/>
        </draw:line>
        <draw:line draw:style-name="gr49" draw:text-style-name="P3" draw:layer="layout" svg:x1="9cm" svg:y1="20cm" svg:x2="9cm" svg:y2="20.5cm">
          <text:p/>
        </draw:line>
        <draw:line draw:style-name="gr49" draw:text-style-name="P3" draw:layer="layout" svg:x1="6cm" svg:y1="17.5cm" svg:x2="6cm" svg:y2="18cm">
          <text:p/>
        </draw:line>
        <draw:line draw:style-name="gr49" draw:text-style-name="P3" draw:layer="layout" svg:x1="6cm" svg:y1="17.5cm" svg:x2="5.5cm" svg:y2="17.5cm">
          <text:p/>
        </draw:line>
        <draw:line draw:style-name="gr49" draw:text-style-name="P3" draw:layer="layout" svg:x1="6cm" svg:y1="17.5cm" svg:x2="6.5cm" svg:y2="17.5cm">
          <text:p/>
        </draw:line>
        <draw:custom-shape draw:style-name="gr51" draw:text-style-name="P8" draw:layer="layout" svg:width="0.125cm" svg:height="0.125cm" svg:x="8.937cm" svg:y="20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8.937cm" svg:y="17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5.937cm" svg:y="20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5.937cm" svg:y="17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7" draw:layer="layout" svg:width="2.499cm" svg:height="1cm" svg:x="3.25cm" svg:y="16.25cm">
          <text:p text:style-name="P5"><text:span text:style-name="T1">R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svg:x="6.251cm" svg:y="16.25cm">
          <text:p text:style-name="P5"><text:span text:style-name="T1">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draw:transform="rotate (-1.5707963267949) translate (8.875cm 17.751cm)">
          <text:p text:style-name="P5"><text:span text:style-name="T1">R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draw:transform="rotate (-1.5707963267949) translate (5.875cm 17.751cm)">
          <text:p text:style-name="P5"><text:span text:style-name="T1">R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98" draw:text-style-name="P7" draw:layer="layout" svg:width="2.001cm" svg:height="1cm" draw:transform="rotate (-1.5707963267949) translate (12.312cm 17.999cm)">
          <text:p text:style-name="P5"><text:span text:style-name="T1">j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4cm" svg:y1="17.5cm" svg:x2="3.5cm" svg:y2="17.5cm">
          <text:p/>
        </draw:line>
        <draw:custom-shape draw:style-name="gr110" draw:text-style-name="P7" draw:layer="layout" svg:width="2.874cm" svg:height="1cm" svg:x="2.313cm" svg:y="17.625cm">
          <text:p text:style-name="P5"><text:span text:style-name="T1">0,1875A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9cm" svg:y1="19.5cm" svg:x2="9cm" svg:y2="20cm">
          <text:p/>
        </draw:line>
        <draw:custom-shape draw:style-name="gr110" draw:text-style-name="P7" draw:layer="layout" svg:width="2.874cm" svg:height="1cm" draw:transform="rotate (-1.5707963267949) translate (10.062cm 17.812cm)">
          <text:p text:style-name="P5"><text:span text:style-name="T1">0,4375A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6cm" svg:y1="19.5cm" svg:x2="6cm" svg:y2="20cm">
          <text:p/>
        </draw:line>
        <draw:custom-shape draw:style-name="gr110" draw:text-style-name="P7" draw:layer="layout" svg:width="2.874cm" svg:height="1cm" draw:transform="rotate (-1.5707963267949) translate (7.062cm 17.812cm)">
          <text:p text:style-name="P5"><text:span text:style-name="T1">0,375A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8.937cm" svg:y1="17.5cm" svg:x2="8.5cm" svg:y2="17.5cm">
          <text:p/>
        </draw:line>
        <draw:custom-shape draw:style-name="gr110" draw:text-style-name="P7" draw:layer="layout" svg:width="2.874cm" svg:height="1cm" svg:x="7.751cm" svg:y="16.625cm">
          <text:p text:style-name="P5"><text:span text:style-name="T1">0,5625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23" draw:text-style-name="P1" draw:layer="layout" svg:width="1cm" svg:height="1cm" svg:x="2cm" svg:y="23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4" draw:text-style-name="P2" draw:layer="layout" svg:x1="2.5cm" svg:y1="23.5cm" svg:x2="2.5cm" svg:y2="24.5cm">
            <text:p/>
          </draw:line>
        </draw:g>
        <draw:line draw:style-name="gr49" draw:text-style-name="P3" draw:layer="layout" svg:x1="2.5cm" svg:y1="23.5cm" svg:x2="2.5cm" svg:y2="22.5cm">
          <text:p/>
        </draw:line>
        <draw:line draw:style-name="gr49" draw:text-style-name="P3" draw:layer="layout" svg:x1="2.5cm" svg:y1="24.5cm" svg:x2="2.5cm" svg:y2="25.5cm">
          <text:p/>
        </draw:line>
        <draw:custom-shape draw:style-name="gr98" draw:text-style-name="P7" draw:layer="layout" svg:width="2.001cm" svg:height="1cm" draw:transform="rotate (-1.5707963267949) translate (3.812cm 23cm)">
          <text:p text:style-name="P5"><text:span text:style-name="T1">e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4cm 22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22.499cm" svg:x2="3.5cm" svg:y2="22.499cm">
            <text:p/>
          </draw:line>
          <draw:line draw:style-name="gr16" draw:text-style-name="P3" draw:layer="layout" svg:x1="5cm" svg:y1="22.499cm" svg:x2="5.5cm" svg:y2="22.499cm">
            <text:p/>
          </draw:line>
        </draw:g>
        <draw:g draw:style-name="gr1">
          <draw:custom-shape draw:style-name="gr29" draw:text-style-name="P3" draw:layer="layout" svg:width="0.625cm" svg:height="1cm" svg:x="5.687cm" svg:y="23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23.5cm" svg:x2="6cm" svg:y2="23cm">
            <text:p/>
          </draw:line>
          <draw:line draw:style-name="gr16" draw:text-style-name="P3" draw:layer="layout" svg:x1="6cm" svg:y1="24.5cm" svg:x2="6cm" svg:y2="25cm">
            <text:p/>
          </draw:line>
        </draw:g>
        <draw:g draw:style-name="gr1">
          <draw:custom-shape draw:style-name="gr29" draw:text-style-name="P3" draw:layer="layout" svg:width="0.625cm" svg:height="1cm" svg:x="8.687cm" svg:y="23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23.5cm" svg:x2="9cm" svg:y2="23cm">
            <text:p/>
          </draw:line>
          <draw:line draw:style-name="gr16" draw:text-style-name="P3" draw:layer="layout" svg:x1="9cm" svg:y1="24.5cm" svg:x2="9cm" svg:y2="25cm">
            <text:p/>
          </draw:line>
        </draw:g>
        <draw:g draw:style-name="gr1">
          <draw:custom-shape draw:style-name="gr125" draw:text-style-name="P1" draw:layer="layout" svg:width="1cm" svg:height="1cm" svg:x="10.5cm" svg:y="23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6" draw:text-style-name="P2" draw:layer="layout" svg:x1="11cm" svg:y1="23.6cm" svg:x2="11cm" svg:y2="24.4cm">
            <text:p/>
          </draw:line>
          <draw:custom-shape draw:style-name="gr127" draw:text-style-name="P1" draw:layer="layout" svg:width="0.8cm" svg:height="0.8cm" svg:x="10.6cm" svg:y="23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29" draw:text-style-name="P3" draw:layer="layout" svg:width="0.625cm" svg:height="1cm" draw:transform="rotate (1.5707963267949) translate (7cm 22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22.499cm" svg:x2="6.5cm" svg:y2="22.499cm">
            <text:p/>
          </draw:line>
          <draw:line draw:style-name="gr16" draw:text-style-name="P3" draw:layer="layout" svg:x1="8cm" svg:y1="22.499cm" svg:x2="8.5cm" svg:y2="22.499cm">
            <text:p/>
          </draw:line>
        </draw:g>
        <draw:line draw:style-name="gr49" draw:text-style-name="P3" draw:layer="layout" svg:x1="3.5cm" svg:y1="22.5cm" svg:x2="2.5cm" svg:y2="22.5cm">
          <text:p/>
        </draw:line>
        <draw:line draw:style-name="gr49" draw:text-style-name="P3" draw:layer="layout" svg:x1="6cm" svg:y1="25.5cm" svg:x2="2.5cm" svg:y2="25.5cm">
          <text:p/>
        </draw:line>
        <draw:line draw:style-name="gr49" draw:text-style-name="P3" draw:layer="layout" svg:x1="6cm" svg:y1="25.5cm" svg:x2="6cm" svg:y2="25cm">
          <text:p/>
        </draw:line>
        <draw:line draw:style-name="gr49" draw:text-style-name="P3" draw:layer="layout" svg:x1="6cm" svg:y1="25.5cm" svg:x2="9cm" svg:y2="25.5cm">
          <text:p/>
        </draw:line>
        <draw:line draw:style-name="gr49" draw:text-style-name="P3" draw:layer="layout" svg:x1="11cm" svg:y1="25.5cm" svg:x2="9cm" svg:y2="25.5cm">
          <text:p/>
        </draw:line>
        <draw:line draw:style-name="gr49" draw:text-style-name="P3" draw:layer="layout" svg:x1="11cm" svg:y1="25.5cm" svg:x2="11cm" svg:y2="24.5cm">
          <text:p/>
        </draw:line>
        <draw:line draw:style-name="gr49" draw:text-style-name="P3" draw:layer="layout" svg:x1="11cm" svg:y1="23.5cm" svg:x2="11cm" svg:y2="22.5cm">
          <text:p/>
        </draw:line>
        <draw:line draw:style-name="gr49" draw:text-style-name="P3" draw:layer="layout" svg:x1="9cm" svg:y1="22.5cm" svg:x2="11cm" svg:y2="22.5cm">
          <text:p/>
        </draw:line>
        <draw:line draw:style-name="gr49" draw:text-style-name="P3" draw:layer="layout" svg:x1="9cm" svg:y1="22.5cm" svg:x2="8.5cm" svg:y2="22.5cm">
          <text:p/>
        </draw:line>
        <draw:line draw:style-name="gr49" draw:text-style-name="P3" draw:layer="layout" svg:x1="9cm" svg:y1="22.5cm" svg:x2="9cm" svg:y2="23cm">
          <text:p/>
        </draw:line>
        <draw:line draw:style-name="gr49" draw:text-style-name="P3" draw:layer="layout" svg:x1="9cm" svg:y1="25cm" svg:x2="9cm" svg:y2="25.5cm">
          <text:p/>
        </draw:line>
        <draw:line draw:style-name="gr49" draw:text-style-name="P3" draw:layer="layout" svg:x1="6cm" svg:y1="22.5cm" svg:x2="6cm" svg:y2="23cm">
          <text:p/>
        </draw:line>
        <draw:line draw:style-name="gr49" draw:text-style-name="P3" draw:layer="layout" svg:x1="6cm" svg:y1="22.5cm" svg:x2="5.5cm" svg:y2="22.5cm">
          <text:p/>
        </draw:line>
        <draw:line draw:style-name="gr49" draw:text-style-name="P3" draw:layer="layout" svg:x1="6cm" svg:y1="22.5cm" svg:x2="6.5cm" svg:y2="22.5cm">
          <text:p/>
        </draw:line>
        <draw:custom-shape draw:style-name="gr51" draw:text-style-name="P8" draw:layer="layout" svg:width="0.125cm" svg:height="0.125cm" svg:x="8.937cm" svg:y="25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8.937cm" svg:y="22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5.937cm" svg:y="25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5.937cm" svg:y="22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7" draw:layer="layout" svg:width="2.499cm" svg:height="1cm" svg:x="3.25cm" svg:y="21.25cm">
          <text:p text:style-name="P5"><text:span text:style-name="T1">R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svg:x="6.251cm" svg:y="21.25cm">
          <text:p text:style-name="P5"><text:span text:style-name="T1">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draw:transform="rotate (-1.5707963267949) translate (8.875cm 22.751cm)">
          <text:p text:style-name="P5"><text:span text:style-name="T1">R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draw:transform="rotate (-1.5707963267949) translate (5.875cm 22.751cm)">
          <text:p text:style-name="P5"><text:span text:style-name="T1">R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98" draw:text-style-name="P7" draw:layer="layout" svg:width="2.001cm" svg:height="1cm" draw:transform="rotate (-1.5707963267949) translate (12.312cm 22.999cm)">
          <text:p text:style-name="P5"><text:span text:style-name="T1">j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2.5cm" svg:y1="22.5cm" svg:x2="3.5cm" svg:y2="22.5cm">
          <text:p/>
        </draw:line>
        <draw:custom-shape draw:style-name="gr110" draw:text-style-name="P7" draw:layer="layout" svg:width="2.874cm" svg:height="1cm" svg:x="2.313cm" svg:y="22.625cm">
          <text:p text:style-name="P5"><text:span text:style-name="T1">0,75A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9cm" svg:y1="24.5cm" svg:x2="9cm" svg:y2="25cm">
          <text:p/>
        </draw:line>
        <draw:custom-shape draw:style-name="gr110" draw:text-style-name="P7" draw:layer="layout" svg:width="2.874cm" svg:height="1cm" draw:transform="rotate (-1.5707963267949) translate (10.062cm 22.812cm)">
          <text:p text:style-name="P5"><text:span text:style-name="T1">0,75A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6cm" svg:y1="24.5cm" svg:x2="6cm" svg:y2="25cm">
          <text:p/>
        </draw:line>
        <draw:custom-shape draw:style-name="gr128" draw:text-style-name="P7" draw:layer="layout" svg:width="1.313cm" svg:height="1cm" draw:transform="rotate (-1.5707963267949) translate (7.062cm 24.187cm)">
          <text:p text:style-name="P5"><text:span text:style-name="T1">1A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8.937cm" svg:y1="22.5cm" svg:x2="8.5cm" svg:y2="22.5cm">
          <text:p/>
        </draw:line>
        <draw:custom-shape draw:style-name="gr110" draw:text-style-name="P7" draw:layer="layout" svg:width="2.874cm" svg:height="1cm" svg:x="7.751cm" svg:y="21.625cm">
          <text:p text:style-name="P5"><text:span text:style-name="T1">0,25A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129" draw:text-style-name="P11" draw:layer="layout" svg:width="1.5cm" svg:height="1cm" draw:transform="rotate (-1.5707963267949) translate (7.312cm 8.25cm)">
          <text:p text:style-name="P5"><text:span text:style-name="T1">U</text:span><text:span text:style-name="T2">R2</text:span></text:p>
          <draw:enhanced-geometry svg:viewBox="0 0 21600 21600" draw:type="rectangle" draw:enhanced-path="M 0 0 L 21600 0 21600 21600 0 21600 0 0 Z N"/>
        </draw:custom-shape>
        <draw:custom-shape draw:style-name="gr129" draw:text-style-name="P11" draw:layer="layout" svg:width="1.5cm" svg:height="1cm" draw:transform="rotate (-1.5707963267949) translate (4cm 8.25cm)">
          <text:p text:style-name="P5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29" draw:text-style-name="P11" draw:layer="layout" svg:width="1.5cm" svg:height="1cm" svg:x="6.812cm" svg:y="7.687cm">
          <text:p text:style-name="P5"><text:span text:style-name="T1">u</text:span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129" draw:text-style-name="P11" draw:layer="layout" svg:width="1.5cm" svg:height="1cm" svg:x="3.75cm" svg:y="7.75cm">
          <text:p text:style-name="P5"><text:span text:style-name="T1">u</text:span><text:span text:style-name="T2">R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30" draw:text-style-name="P11" draw:layer="layout" svg:width="1.188cm" svg:height="1cm" svg:x="4.812cm" svg:y="6.5cm">
          <text:p text:style-name="P5"><text:span text:style-name="T1">i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130" draw:text-style-name="P11" draw:layer="layout" svg:width="1.188cm" svg:height="1cm" svg:x="6cm" svg:y="7.5cm">
          <text:p text:style-name="P5"><text:span text:style-name="T1">i</text:span><text:span text:style-name="T2">R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30" draw:text-style-name="P11" draw:layer="layout" svg:width="1.188cm" svg:height="1cm" svg:x="8.999cm" svg:y="7.5cm">
          <text:p text:style-name="P5"><text:span text:style-name="T1">i</text:span><text:span text:style-name="T2">R3</text:span></text:p>
          <draw:enhanced-geometry svg:viewBox="0 0 21600 21600" draw:type="rectangle" draw:enhanced-path="M 0 0 L 21600 0 21600 21600 0 21600 0 0 Z N"/>
        </draw:custom-shape>
        <draw:custom-shape draw:style-name="gr130" draw:text-style-name="P11" draw:layer="layout" svg:width="1.188cm" svg:height="1cm" svg:x="8cm" svg:y="6.5cm">
          <text:p text:style-name="P5"><text:span text:style-name="T1">i</text:span><text:span text:style-name="T2">R1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31" draw:text-style-name="P1" draw:layer="layout" svg:width="1cm" svg:height="1cm" svg:x="2cm" svg:y="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32" draw:text-style-name="P2" draw:layer="layout" svg:x1="2.5cm" svg:y1="4cm" svg:x2="2.5cm" svg:y2="5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4cm 3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2.999cm" svg:x2="3.5cm" svg:y2="2.999cm">
            <text:p/>
          </draw:line>
          <draw:line draw:style-name="gr16" draw:text-style-name="P3" draw:layer="layout" svg:x1="5cm" svg:y1="2.999cm" svg:x2="5.5cm" svg:y2="2.999cm">
            <text:p/>
          </draw:line>
        </draw:g>
        <draw:g draw:style-name="gr1">
          <draw:custom-shape draw:style-name="gr29" draw:text-style-name="P3" draw:layer="layout" svg:width="0.625cm" svg:height="1cm" svg:x="5.687cm" svg:y="4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4cm" svg:x2="6cm" svg:y2="3.5cm">
            <text:p/>
          </draw:line>
          <draw:line draw:style-name="gr16" draw:text-style-name="P3" draw:layer="layout" svg:x1="6cm" svg:y1="5cm" svg:x2="6cm" svg:y2="5.5cm">
            <text:p/>
          </draw:line>
        </draw:g>
        <draw:g draw:style-name="gr1">
          <draw:custom-shape draw:style-name="gr29" draw:text-style-name="P3" draw:layer="layout" svg:width="0.625cm" svg:height="1cm" svg:x="8.687cm" svg:y="4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4cm" svg:x2="9cm" svg:y2="3.5cm">
            <text:p/>
          </draw:line>
          <draw:line draw:style-name="gr16" draw:text-style-name="P3" draw:layer="layout" svg:x1="9cm" svg:y1="5cm" svg:x2="9cm" svg:y2="5.5cm">
            <text:p/>
          </draw:line>
        </draw:g>
        <draw:g draw:style-name="gr1">
          <draw:custom-shape draw:style-name="gr133" draw:text-style-name="P1" draw:layer="layout" svg:width="1cm" svg:height="1cm" svg:x="10.5cm" svg:y="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34" draw:text-style-name="P2" draw:layer="layout" svg:x1="11cm" svg:y1="4.1cm" svg:x2="11cm" svg:y2="4.9cm">
            <text:p/>
          </draw:line>
          <draw:custom-shape draw:style-name="gr135" draw:text-style-name="P1" draw:layer="layout" svg:width="0.8cm" svg:height="0.8cm" svg:x="10.6cm" svg:y="4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29" draw:text-style-name="P3" draw:layer="layout" svg:width="0.625cm" svg:height="1cm" draw:transform="rotate (1.5707963267949) translate (7cm 3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2.999cm" svg:x2="6.5cm" svg:y2="2.999cm">
            <text:p/>
          </draw:line>
          <draw:line draw:style-name="gr16" draw:text-style-name="P3" draw:layer="layout" svg:x1="8cm" svg:y1="2.999cm" svg:x2="8.5cm" svg:y2="2.999cm">
            <text:p/>
          </draw:line>
        </draw:g>
        <draw:line draw:style-name="gr49" draw:text-style-name="P3" draw:layer="layout" svg:x1="3.5cm" svg:y1="3cm" svg:x2="2.5cm" svg:y2="3cm">
          <text:p/>
        </draw:line>
        <draw:line draw:style-name="gr49" draw:text-style-name="P3" draw:layer="layout" svg:x1="2.5cm" svg:y1="4cm" svg:x2="2.5cm" svg:y2="3cm">
          <text:p/>
        </draw:line>
        <draw:line draw:style-name="gr49" draw:text-style-name="P3" draw:layer="layout" svg:x1="2.5cm" svg:y1="5cm" svg:x2="2.5cm" svg:y2="6cm">
          <text:p/>
        </draw:line>
        <draw:line draw:style-name="gr49" draw:text-style-name="P3" draw:layer="layout" svg:x1="6cm" svg:y1="6cm" svg:x2="2.5cm" svg:y2="6cm">
          <text:p/>
        </draw:line>
        <draw:line draw:style-name="gr49" draw:text-style-name="P3" draw:layer="layout" svg:x1="6cm" svg:y1="6cm" svg:x2="6cm" svg:y2="5.5cm">
          <text:p/>
        </draw:line>
        <draw:line draw:style-name="gr49" draw:text-style-name="P3" draw:layer="layout" svg:x1="6cm" svg:y1="6cm" svg:x2="9cm" svg:y2="6cm">
          <text:p/>
        </draw:line>
        <draw:line draw:style-name="gr49" draw:text-style-name="P3" draw:layer="layout" svg:x1="11cm" svg:y1="6cm" svg:x2="9cm" svg:y2="6cm">
          <text:p/>
        </draw:line>
        <draw:line draw:style-name="gr49" draw:text-style-name="P3" draw:layer="layout" svg:x1="11cm" svg:y1="6cm" svg:x2="11cm" svg:y2="5cm">
          <text:p/>
        </draw:line>
        <draw:line draw:style-name="gr49" draw:text-style-name="P3" draw:layer="layout" svg:x1="11cm" svg:y1="4cm" svg:x2="11cm" svg:y2="3cm">
          <text:p/>
        </draw:line>
        <draw:line draw:style-name="gr49" draw:text-style-name="P3" draw:layer="layout" svg:x1="9cm" svg:y1="3cm" svg:x2="11cm" svg:y2="3cm">
          <text:p/>
        </draw:line>
        <draw:line draw:style-name="gr49" draw:text-style-name="P3" draw:layer="layout" svg:x1="9cm" svg:y1="3cm" svg:x2="8.5cm" svg:y2="3cm">
          <text:p/>
        </draw:line>
        <draw:line draw:style-name="gr49" draw:text-style-name="P3" draw:layer="layout" svg:x1="9cm" svg:y1="3cm" svg:x2="9cm" svg:y2="3.5cm">
          <text:p/>
        </draw:line>
        <draw:line draw:style-name="gr49" draw:text-style-name="P3" draw:layer="layout" svg:x1="9cm" svg:y1="5.5cm" svg:x2="9cm" svg:y2="6cm">
          <text:p/>
        </draw:line>
        <draw:line draw:style-name="gr49" draw:text-style-name="P3" draw:layer="layout" svg:x1="6cm" svg:y1="3cm" svg:x2="6cm" svg:y2="3.5cm">
          <text:p/>
        </draw:line>
        <draw:line draw:style-name="gr49" draw:text-style-name="P3" draw:layer="layout" svg:x1="6cm" svg:y1="3cm" svg:x2="5.5cm" svg:y2="3cm">
          <text:p/>
        </draw:line>
        <draw:line draw:style-name="gr49" draw:text-style-name="P3" draw:layer="layout" svg:x1="6cm" svg:y1="3cm" svg:x2="6.5cm" svg:y2="3cm">
          <text:p/>
        </draw:line>
        <draw:custom-shape draw:style-name="gr51" draw:text-style-name="P8" draw:layer="layout" svg:width="0.125cm" svg:height="0.125cm" svg:x="8.937cm" svg:y="5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8.937cm" svg:y="2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5.937cm" svg:y="5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5.937cm" svg:y="2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7" draw:layer="layout" svg:width="2.001cm" svg:height="1cm" draw:transform="rotate (-1.5707963267949) translate (3.812cm 3.5cm)">
          <text:p text:style-name="P5"><text:span text:style-name="T1">e=5V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svg:x="3.25cm" svg:y="1.75cm">
          <text:p text:style-name="P5"><text:span text:style-name="T1">R</text:span><text:span text:style-name="T2">4</text:span><text:span text:style-name="T1">=4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svg:x="6.251cm" svg:y="1.75cm">
          <text:p text:style-name="P5"><text:span text:style-name="T1">R</text:span><text:span text:style-name="T2">1</text:span><text:span text:style-name="T1">=1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draw:transform="rotate (-1.5707963267949) translate (8.875cm 3.251cm)">
          <text:p text:style-name="P5"><text:span text:style-name="T1">R</text:span><text:span text:style-name="T2">3</text:span><text:span text:style-name="T1">=3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draw:transform="rotate (-1.5707963267949) translate (5.875cm 3.251cm)">
          <text:p text:style-name="P5"><text:span text:style-name="T1">R</text:span><text:span text:style-name="T2">2</text:span><text:span text:style-name="T1">=2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8" draw:text-style-name="P7" draw:layer="layout" svg:width="2.001cm" svg:height="1cm" draw:transform="rotate (-1.5707963267949) translate (12.312cm 3.499cm)">
          <text:p text:style-name="P5"><text:span text:style-name="T1">j=1A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11.625cm" svg:y1="9.5cm" svg:x2="11.625cm" svg:y2="8.5cm">
          <text:p/>
        </draw:line>
        <draw:custom-shape draw:style-name="gr130" draw:text-style-name="P11" draw:layer="layout" svg:width="1.188cm" svg:height="1cm" svg:x="10.624cm" svg:y="7.5cm">
          <text:p text:style-name="P5"><text:span text:style-name="T1">j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11cm" svg:y1="8.437cm" svg:x2="11cm" svg:y2="8cm">
          <text:p/>
        </draw:line>
        <draw:g draw:style-name="gr1">
          <draw:custom-shape draw:style-name="gr136" draw:text-style-name="P1" draw:layer="layout" svg:width="1cm" svg:height="1cm" svg:x="2cm" svg:y="8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37" draw:text-style-name="P2" draw:layer="layout" svg:x1="2.5cm" svg:y1="8.5cm" svg:x2="2.5cm" svg:y2="9.5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4cm 7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7.499cm" svg:x2="3.5cm" svg:y2="7.499cm">
            <text:p/>
          </draw:line>
          <draw:line draw:style-name="gr16" draw:text-style-name="P3" draw:layer="layout" svg:x1="5cm" svg:y1="7.499cm" svg:x2="5.5cm" svg:y2="7.499cm">
            <text:p/>
          </draw:line>
        </draw:g>
        <draw:g draw:style-name="gr1">
          <draw:custom-shape draw:style-name="gr29" draw:text-style-name="P3" draw:layer="layout" svg:width="0.625cm" svg:height="1cm" svg:x="5.687cm" svg:y="8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8.5cm" svg:x2="6cm" svg:y2="8cm">
            <text:p/>
          </draw:line>
          <draw:line draw:style-name="gr16" draw:text-style-name="P3" draw:layer="layout" svg:x1="6cm" svg:y1="9.5cm" svg:x2="6cm" svg:y2="10cm">
            <text:p/>
          </draw:line>
        </draw:g>
        <draw:g draw:style-name="gr1">
          <draw:custom-shape draw:style-name="gr29" draw:text-style-name="P3" draw:layer="layout" svg:width="0.625cm" svg:height="1cm" svg:x="8.687cm" svg:y="8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8.5cm" svg:x2="9cm" svg:y2="8cm">
            <text:p/>
          </draw:line>
          <draw:line draw:style-name="gr16" draw:text-style-name="P3" draw:layer="layout" svg:x1="9cm" svg:y1="9.5cm" svg:x2="9cm" svg:y2="10cm">
            <text:p/>
          </draw:line>
        </draw:g>
        <draw:g draw:style-name="gr1">
          <draw:custom-shape draw:style-name="gr138" draw:text-style-name="P1" draw:layer="layout" svg:width="1cm" svg:height="1cm" svg:x="10.5cm" svg:y="8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39" draw:text-style-name="P2" draw:layer="layout" svg:x1="11cm" svg:y1="8.6cm" svg:x2="11cm" svg:y2="9.4cm">
            <text:p/>
          </draw:line>
          <draw:custom-shape draw:style-name="gr140" draw:text-style-name="P1" draw:layer="layout" svg:width="0.8cm" svg:height="0.8cm" svg:x="10.6cm" svg:y="8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29" draw:text-style-name="P3" draw:layer="layout" svg:width="0.625cm" svg:height="1cm" draw:transform="rotate (1.5707963267949) translate (7cm 7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7.499cm" svg:x2="6.5cm" svg:y2="7.499cm">
            <text:p/>
          </draw:line>
          <draw:line draw:style-name="gr16" draw:text-style-name="P3" draw:layer="layout" svg:x1="8cm" svg:y1="7.499cm" svg:x2="8.5cm" svg:y2="7.499cm">
            <text:p/>
          </draw:line>
        </draw:g>
        <draw:line draw:style-name="gr49" draw:text-style-name="P3" draw:layer="layout" svg:x1="3.5cm" svg:y1="7.5cm" svg:x2="2.5cm" svg:y2="7.5cm">
          <text:p/>
        </draw:line>
        <draw:line draw:style-name="gr49" draw:text-style-name="P3" draw:layer="layout" svg:x1="2.5cm" svg:y1="8.5cm" svg:x2="2.5cm" svg:y2="7.5cm">
          <text:p/>
        </draw:line>
        <draw:line draw:style-name="gr49" draw:text-style-name="P3" draw:layer="layout" svg:x1="2.5cm" svg:y1="9.5cm" svg:x2="2.5cm" svg:y2="10.5cm">
          <text:p/>
        </draw:line>
        <draw:line draw:style-name="gr49" draw:text-style-name="P3" draw:layer="layout" svg:x1="6cm" svg:y1="10.5cm" svg:x2="2.5cm" svg:y2="10.5cm">
          <text:p/>
        </draw:line>
        <draw:line draw:style-name="gr49" draw:text-style-name="P3" draw:layer="layout" svg:x1="6cm" svg:y1="10.5cm" svg:x2="6cm" svg:y2="10cm">
          <text:p/>
        </draw:line>
        <draw:line draw:style-name="gr49" draw:text-style-name="P3" draw:layer="layout" svg:x1="6cm" svg:y1="10.5cm" svg:x2="9cm" svg:y2="10.5cm">
          <text:p/>
        </draw:line>
        <draw:line draw:style-name="gr49" draw:text-style-name="P3" draw:layer="layout" svg:x1="11cm" svg:y1="10.5cm" svg:x2="9cm" svg:y2="10.5cm">
          <text:p/>
        </draw:line>
        <draw:line draw:style-name="gr49" draw:text-style-name="P3" draw:layer="layout" svg:x1="11cm" svg:y1="10.5cm" svg:x2="11cm" svg:y2="9.5cm">
          <text:p/>
        </draw:line>
        <draw:line draw:style-name="gr49" draw:text-style-name="P3" draw:layer="layout" svg:x1="11cm" svg:y1="8.5cm" svg:x2="11cm" svg:y2="7.5cm">
          <text:p/>
        </draw:line>
        <draw:line draw:style-name="gr49" draw:text-style-name="P3" draw:layer="layout" svg:x1="9cm" svg:y1="7.5cm" svg:x2="11cm" svg:y2="7.5cm">
          <text:p/>
        </draw:line>
        <draw:line draw:style-name="gr49" draw:text-style-name="P3" draw:layer="layout" svg:x1="9cm" svg:y1="7.5cm" svg:x2="8.5cm" svg:y2="7.5cm">
          <text:p/>
        </draw:line>
        <draw:line draw:style-name="gr49" draw:text-style-name="P3" draw:layer="layout" svg:x1="9cm" svg:y1="7.5cm" svg:x2="9cm" svg:y2="8cm">
          <text:p/>
        </draw:line>
        <draw:line draw:style-name="gr49" draw:text-style-name="P3" draw:layer="layout" svg:x1="9cm" svg:y1="10cm" svg:x2="9cm" svg:y2="10.5cm">
          <text:p/>
        </draw:line>
        <draw:line draw:style-name="gr49" draw:text-style-name="P3" draw:layer="layout" svg:x1="6cm" svg:y1="7.5cm" svg:x2="6cm" svg:y2="8cm">
          <text:p/>
        </draw:line>
        <draw:line draw:style-name="gr49" draw:text-style-name="P3" draw:layer="layout" svg:x1="6cm" svg:y1="7.5cm" svg:x2="5.5cm" svg:y2="7.5cm">
          <text:p/>
        </draw:line>
        <draw:line draw:style-name="gr49" draw:text-style-name="P3" draw:layer="layout" svg:x1="6cm" svg:y1="7.5cm" svg:x2="6.5cm" svg:y2="7.5cm">
          <text:p/>
        </draw:line>
        <draw:custom-shape draw:style-name="gr51" draw:text-style-name="P8" draw:layer="layout" svg:width="0.125cm" svg:height="0.125cm" svg:x="8.937cm" svg:y="10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8.937cm" svg:y="7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5.937cm" svg:y="10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5.937cm" svg:y="7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7" draw:layer="layout" svg:width="2.499cm" svg:height="1cm" svg:x="3.25cm" svg:y="6.25cm">
          <text:p text:style-name="P5"><text:span text:style-name="T1">R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svg:x="6.251cm" svg:y="6.25cm">
          <text:p text:style-name="P5"><text:span text:style-name="T1">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draw:transform="rotate (-1.5707963267949) translate (8.875cm 7.751cm)">
          <text:p text:style-name="P5"><text:span text:style-name="T1">R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draw:layer="layout" svg:width="2.499cm" svg:height="1cm" draw:transform="rotate (-1.5707963267949) translate (5.875cm 7.751cm)">
          <text:p text:style-name="P5"><text:span text:style-name="T1">R</text:span><text:span text:style-name="T2">2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9cm" svg:y1="7.5cm" svg:x2="8.5cm" svg:y2="7.5cm">
          <text:p/>
        </draw:line>
        <draw:line draw:style-name="gr41" draw:text-style-name="P3" draw:layer="layout" svg:x1="9cm" svg:y1="7.5cm" svg:x2="9cm" svg:y2="8cm">
          <text:p/>
        </draw:line>
        <draw:line draw:style-name="gr41" draw:text-style-name="P3" draw:layer="layout" svg:x1="6cm" svg:y1="7.5cm" svg:x2="6cm" svg:y2="8cm">
          <text:p/>
        </draw:line>
        <draw:line draw:style-name="gr41" draw:text-style-name="P3" draw:layer="layout" svg:x1="5cm" svg:y1="7.5cm" svg:x2="5.5cm" svg:y2="7.5cm">
          <text:p/>
        </draw:line>
        <draw:line draw:style-name="gr41" draw:text-style-name="P3" draw:layer="layout" svg:x1="7cm" svg:y1="8cm" svg:x2="8cm" svg:y2="8cm">
          <text:p/>
        </draw:line>
        <draw:line draw:style-name="gr41" draw:text-style-name="P3" draw:layer="layout" svg:x1="5cm" svg:y1="8cm" svg:x2="4cm" svg:y2="8cm">
          <text:p/>
        </draw:line>
        <draw:line draw:style-name="gr41" draw:text-style-name="P3" draw:layer="layout" svg:x1="3.125cm" svg:y1="9.5cm" svg:x2="3.125cm" svg:y2="8.5cm">
          <text:p/>
        </draw:line>
        <draw:line draw:style-name="gr41" draw:text-style-name="P3" draw:layer="layout" svg:x1="6.5cm" svg:y1="9.5cm" svg:x2="6.5cm" svg:y2="8.5cm">
          <text:p/>
        </draw:line>
        <draw:line draw:style-name="gr41" draw:text-style-name="P3" draw:layer="layout" svg:x1="9.5cm" svg:y1="9.5cm" svg:x2="9.5cm" svg:y2="8.5cm">
          <text:p/>
        </draw:line>
        <draw:custom-shape draw:style-name="gr129" draw:text-style-name="P11" draw:layer="layout" svg:width="1.5cm" svg:height="1cm" draw:transform="rotate (-1.5707963267949) translate (10.312cm 8.312cm)">
          <text:p text:style-name="P5"><text:span text:style-name="T1">U</text:span><text:span text:style-name="T2">R3</text:span></text:p>
          <draw:enhanced-geometry svg:viewBox="0 0 21600 21600" draw:type="rectangle" draw:enhanced-path="M 0 0 L 21600 0 21600 21600 0 21600 0 0 Z N"/>
        </draw:custom-shape>
        <draw:custom-shape draw:style-name="gr129" draw:text-style-name="P11" draw:layer="layout" svg:width="1.5cm" svg:height="1cm" draw:transform="rotate (-1.5707963267949) translate (12.5cm 8.312cm)">
          <text:p text:style-name="P5"><text:span text:style-name="T1">U</text:span><text:span text:style-name="T2">j</text:span></text:p>
          <draw:enhanced-geometry svg:viewBox="0 0 21600 21600" draw:type="rectangle" draw:enhanced-path="M 0 0 L 21600 0 21600 21600 0 21600 0 0 Z N"/>
        </draw:custom-shape>
        <draw:ellipse draw:style-name="gr141" draw:text-style-name="P3" draw:layer="layout" svg:width="1.375cm" svg:height="1.875cm" svg:x="3.625cm" svg:y="8.562cm" draw:kind="arc" draw:start-angle="358.91" draw:end-angle="270.69">
          <text:p text:style-name="P4">O<text:span text:style-name="T5">1</text:span></text:p>
        </draw:ellipse>
        <draw:ellipse draw:style-name="gr141" draw:text-style-name="P3" draw:layer="layout" svg:width="1cm" svg:height="1.937cm" svg:x="7cm" svg:y="8.5cm" draw:kind="arc" draw:start-angle="358.91" draw:end-angle="270.69">
          <text:p text:style-name="P4">O<text:span text:style-name="T5">2</text:span></text:p>
        </draw:ellipse>
        <draw:ellipse draw:style-name="gr141" draw:text-style-name="P3" draw:layer="layout" svg:width="0.313cm" svg:height="2.875cm" svg:x="10.062cm" svg:y="7.562cm" draw:kind="arc" draw:start-angle="358.91" draw:end-angle="270.69">
          <text:p text:style-name="P4"/>
          <text:p text:style-name="P4"/>
          <text:p text:style-name="P4"><text:s text:c="3"/>O<text:span text:style-name="T5">3</text:span></text:p>
        </draw:ellipse>
        <draw:custom-shape draw:style-name="gr142" draw:text-style-name="P11" draw:layer="layout" svg:width="1.25cm" svg:height="1cm" svg:x="5.5cm" svg:y="6.5cm">
          <text:p text:style-name="P5"><text:span text:style-name="T1">w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42" draw:text-style-name="P11" draw:layer="layout" svg:width="1.25cm" svg:height="1cm" svg:x="8.625cm" svg:y="6.5cm">
          <text:p text:style-name="P5"><text:span text:style-name="T1">w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42" draw:text-style-name="P11" draw:layer="layout" svg:width="1.25cm" svg:height="1cm" svg:x="6.937cm" svg:y="10.5cm">
          <text:p text:style-name="P5"><text:span text:style-name="T1">w</text:span><text:span text:style-name="T2">3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Groty_20_strzałek_20_1" draw:display-name="Groty strzałek 1" svg:viewBox="0 7 20 13" svg:d="M0 20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pl" fo:country="P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svg:stroke-width="0.1cm" draw:marker-start="Arrow" draw:marker-start-width="0.35cm" draw:marker-end="Arrow" draw:marker-end-width="0.35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5-05T07:03:22.827236938</meta:creation-date>
    <dc:date>2026-01-10T18:31:58.944985172</dc:date>
    <meta:editing-duration>P1DT4H13M31S</meta:editing-duration>
    <meta:editing-cycles>131</meta:editing-cycles>
    <meta:generator>LibreOffice/25.2.3.2$Linux_X86_64 LibreOffice_project/520$Build-2</meta:generator>
    <meta:document-statistic meta:object-count="961"/>
  </office:meta>
</office:document-meta>
</file>